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Excel_32_Built-in_32_Normal" style:data-style-name="N1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4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5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6" style:family="table-cell" style:parent-style-name="Default" style:data-style-name="N0">
      <style:table-cell-properties fo:border-top="thin solid #3D3D3D" fo:border-bottom="none" fo:border-left="none" fo:border-right="none" style:vertical-align="top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fo:wrap-option="wrap" fo:background-color="transparent"/>
      <style:text-properties fo:color="#000000" style:font-name="Calibri" style:font-name-asian="Calibri" style:font-name-complex="Calibri"/>
    </style:style>
    <style:style style:name="ce8" style:family="table-cell" style:parent-style-name="Default" style:data-style-name="N1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2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order="thin solid #3D3D3D" style:vertical-align="top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Excel_32_Built-in_32_Normal" style:data-style-name="N0">
      <style:table-cell-properties fo:border-top="none" fo:border-bottom="thin solid #3D3D3D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3" style:family="table-cell" style:parent-style-name="Excel_32_Built-in_32_Normal" style:data-style-name="N0">
      <style:table-cell-properties fo:border-top="none" fo:border-bottom="thin solid #3D3D3D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tyle="italic" style:font-style-asian="italic" style:font-style-complex="italic" fo:font-weight="bold" style:font-weight-asian="bold" style:font-weight-complex="bold"/>
    </style:style>
    <style:style style:name="ce14" style:family="table-cell" style:parent-style-name="Excel_32_Built-in_32_Normal" style:data-style-name="N0">
      <style:table-cell-properties fo:border-top="none" fo:border-bottom="thin solid #3D3D3D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3D3D3D" fo:border-right="thin solid #3D3D3D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none" fo:border-bottom="thin solid #3D3D3D" fo:border-left="none" fo:border-right="thin solid #3D3D3D" style:vertical-align="top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thin solid #3D3D3D" fo:border-bottom="thin solid #3D3D3D" fo:border-left="none" fo:border-right="thin solid #3D3D3D" style:vertical-align="top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ackground-color="#ADD6FF"/>
      <style:text-properties fo:font-size="10pt" style:font-size-asian="10pt" style:font-size-complex="10pt"/>
    </style:style>
    <style:style style:name="ce19" style:family="table-cell" style:parent-style-name="Excel_32_Built-in_32_Normal" style:data-style-name="N0">
      <style:table-cell-properties fo:border="thin solid #3D3D3D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-top="none" fo:border-bottom="thin solid #3D3D3D" fo:border-left="none" fo:border-right="thin solid #3D3D3D" style:vertical-align="top" fo:wrap-option="wrap" fo:background-color="#FCF305" style:repeat-content="false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2">
      <style:table-cell-properties fo:border-top="none" fo:border-bottom="thin solid #3D3D3D" fo:border-left="none" fo:border-right="thin solid #3D3D3D" style:vertical-align="top" fo:wrap-option="wrap" fo:background-color="#66FF66" style:repeat-content="false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Default" style:data-style-name="N2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6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7" style:family="table-cell" style:parent-style-name="Default" style:data-style-name="N0">
      <style:table-cell-properties style:vertical-align="automatic" fo:wrap-option="wrap"/>
      <style:text-properties fo:color="#000000" style:font-name="Calibri" style:font-name-asian="Calibri" style:font-name-complex="Calibri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style:vertical-align="middle"/>
      <style:text-properties fo:color="#D4D4D4" style:font-name="Consolas" style:font-name-asian="Consolas" style:font-name-complex="Consolas" fo:font-size="8pt" style:font-size-asian="8pt" style:font-size-complex="8pt" style:font-family-generic="modern"/>
    </style:style>
    <style:style style:name="ce30" style:family="table-cell" style:parent-style-name="Default" style:data-style-name="N0">
      <style:table-cell-properties fo:border="thin solid #3D3D3D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3.6406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370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46.8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31.2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1" style:family="table-cell" style:parent-style-name="Default" style:data-style-name="N2">
      <style:table-cell-properties fo:border-top="none" fo:border-bottom="thin solid #3D3D3D" fo:border-left="none" fo:border-right="thin solid #3D3D3D" style:vertical-align="top" fo:wrap-option="wrap" fo:background-color="#66FF66" style:repeat-content="false"/>
      <style:paragraph-properties fo:text-align="center"/>
      <style:text-properties style:font-name="Calibri" style:font-name-asian="Calibri" style:font-name-complex="Calibri"/>
      <style:map style:condition="of:cell-content()&lt;0" style:apply-style-name="cf1"/>
    </style:style>
    <style:style style:name="ce32" style:family="table-cell" style:parent-style-name="Default" style:data-style-name="N2">
      <style:table-cell-properties fo:border-top="none" fo:border-bottom="thin solid #3D3D3D" fo:border-left="none" fo:border-right="thin solid #3D3D3D" style:vertical-align="top" fo:wrap-option="wrap" fo:background-color="#66FF66" style:repeat-content="false"/>
      <style:paragraph-properties fo:text-align="center"/>
      <style:text-properties style:font-name="Calibri" style:font-name-asian="Calibri" style:font-name-complex="Calibri"/>
      <style:map style:condition="of:cell-content()&lt;0" style:apply-style-name="cf1"/>
    </style:style>
    <style:style style:name="ce33" style:family="table-cell" style:parent-style-name="Default" style:data-style-name="N2">
      <style:table-cell-properties fo:border-top="none" fo:border-bottom="thin solid #3D3D3D" fo:border-left="none" fo:border-right="thin solid #3D3D3D" style:vertical-align="top" fo:wrap-option="wrap" fo:background-color="#66FF66" style:repeat-content="false"/>
      <style:paragraph-properties fo:text-align="center"/>
      <style:text-properties style:font-name="Calibri" style:font-name-asian="Calibri" style:font-name-complex="Calibri"/>
      <style:map style:condition="of:cell-content()&lt;0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16366" table:default-cell-style-name="ce1"/>
        <table:table-row table:style-name="ro1">
          <table:table-cell office:value-type="string" table:style-name="ce2">
            <text:p>Nº casos:</text:p>
          </table:table-cell>
          <table:table-cell office:value-type="float" office:value="50" table:style-name="ce3">
            <text:p>50</text:p>
          </table:table-cell>
          <table:table-cell table:number-columns-repeated="2" table:style-name="ce4"/>
          <table:table-cell table:number-columns-repeated="5" table:style-name="ce5"/>
          <table:table-cell table:number-columns-repeated="3" table:style-name="ce6"/>
          <table:table-cell table:number-columns-repeated="2" table:style-name="ce1"/>
          <table:table-cell table:style-name="ce7"/>
          <table:table-cell table:style-name="ce8"/>
          <table:table-cell table:style-name="ce9"/>
          <table:table-cell table:number-columns-repeated="16367" table:style-name="ce1"/>
        </table:table-row>
        <table:table-row table:style-name="ro1">
          <table:table-cell table:style-name="ce5"/>
          <table:table-cell table:number-columns-repeated="3" table:style-name="ce4"/>
          <table:table-cell table:style-name="ce5"/>
          <table:table-cell office:value-type="string" table:number-columns-spanned="4" table:number-rows-spanned="1" table:style-name="ce30">
            <text:p>Algoritmo greedy</text:p>
          </table:table-cell>
          <table:covered-table-cell table:number-columns-repeated="3"/>
          <table:table-cell table:style-name="ce11"/>
          <table:table-cell office:value-type="string" table:number-columns-spanned="4" table:number-rows-spanned="1" table:style-name="ce30">
            <text:p>Algoritmo BL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table-cell office:value-type="string" table:style-name="ce12">
            <text:p>Caso</text:p>
          </table:table-cell>
          <table:table-cell office:value-type="string" table:style-name="ce13">
            <text:p>n</text:p>
          </table:table-cell>
          <table:table-cell office:value-type="string" table:style-name="ce13">
            <text:p>m</text:p>
          </table:table-cell>
          <table:table-cell office:value-type="string" table:style-name="ce14">
            <text:p>Mejor coste</text:p>
          </table:table-cell>
          <table:table-cell table:style-name="ce5"/>
          <table:table-cell office:value-type="string" table:style-name="ce15">
            <text:p>Caso</text:p>
          </table:table-cell>
          <table:table-cell office:value-type="string" table:style-name="ce16">
            <text:p>Coste medio obtenido</text:p>
          </table:table-cell>
          <table:table-cell office:value-type="string" table:style-name="ce17">
            <text:p>Tiempo (ms)</text:p>
          </table:table-cell>
          <table:table-cell office:value-type="string" table:style-name="ce10">
            <text:p>Desv</text:p>
          </table:table-cell>
          <table:table-cell table:style-name="ce7"/>
          <table:table-cell office:value-type="string" table:style-name="ce15">
            <text:p>Caso</text:p>
          </table:table-cell>
          <table:table-cell office:value-type="string" table:style-name="ce16">
            <text:p>Coste medio obtenido</text:p>
          </table:table-cell>
          <table:table-cell office:value-type="string" table:style-name="ce17">
            <text:p>Tiempo (ms)</text:p>
          </table:table-cell>
          <table:table-cell office:value-type="string" table:style-name="ce10">
            <text:p>Desv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1_n25_m2</text:p>
          </table:table-cell>
          <table:table-cell office:value-type="float" office:value="25" table:style-name="ce18">
            <text:p>25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table:style-name="ce5"/>
          <table:table-cell office:value-type="string" table:style-name="ce19">
            <text:p>GKD-b_1_n25_m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31">
            <text:p>0,00</text:p>
          </table:table-cell>
          <table:table-cell table:style-name="ce1"/>
          <table:table-cell office:value-type="string" table:style-name="ce19">
            <text:p>GKD-b_1_n25_m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IF(ISERR(([.L3]-[.D117])/[.L3]);0;([.L3]-[.D117])/[.L3])" table:style-name="ce31">
            <text:p>0,0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2_n25_m2</text:p>
          </table:table-cell>
          <table:table-cell office:value-type="float" office:value="25" table:style-name="ce18">
            <text:p>25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table:style-name="ce5"/>
          <table:table-cell office:value-type="string" table:style-name="ce19">
            <text:p>GKD-b_2_n25_m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31">
            <text:p>0,00</text:p>
          </table:table-cell>
          <table:table-cell table:style-name="ce1"/>
          <table:table-cell office:value-type="string" table:style-name="ce19">
            <text:p>GKD-b_2_n25_m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IF(ISERR(([.L4]-[.D118])/[.L4]);0;([.L4]-[.D118])/[.L4])" table:style-name="ce31">
            <text:p>0,00</text:p>
          </table:table-cell>
          <table:table-cell table:number-columns-repeated="16370" table:style-name="ce1"/>
        </table:table-row>
        <table:table-row table:style-name="ro4">
          <table:table-cell office:value-type="string" table:style-name="ce18">
            <text:p>GKD-b_3_n25_m2</text:p>
          </table:table-cell>
          <table:table-cell office:value-type="float" office:value="25" table:style-name="ce18">
            <text:p>25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table:style-name="ce5"/>
          <table:table-cell office:value-type="string" table:style-name="ce19">
            <text:p>GKD-b_3_n25_m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31">
            <text:p>0,00</text:p>
          </table:table-cell>
          <table:table-cell table:style-name="ce1"/>
          <table:table-cell office:value-type="string" table:style-name="ce19">
            <text:p>GKD-b_3_n25_m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IF(ISERR(([.L5]-[.D119])/[.L5]);0;([.L5]-[.D119])/[.L5])" table:style-name="ce31">
            <text:p>0,00</text:p>
          </table:table-cell>
          <table:table-cell table:style-name="ce7"/>
          <table:table-cell table:style-name="ce8"/>
          <table:table-cell office:value-type="string" table:style-name="ce22">
            <text:p>Greedy</text:p>
          </table:table-cell>
          <table:table-cell office:value-type="string" table:style-name="ce22">
            <text:p>BL</text:p>
          </table:table-cell>
          <table:table-cell table:number-columns-repeated="16366"/>
        </table:table-row>
        <table:table-row table:style-name="ro1">
          <table:table-cell office:value-type="string" table:style-name="ce18">
            <text:p>GKD-b_4_n25_m2</text:p>
          </table:table-cell>
          <table:table-cell office:value-type="float" office:value="25" table:style-name="ce18">
            <text:p>25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table:style-name="ce5"/>
          <table:table-cell office:value-type="string" table:style-name="ce19">
            <text:p>GKD-b_4_n25_m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31">
            <text:p>0,00</text:p>
          </table:table-cell>
          <table:table-cell table:style-name="ce1"/>
          <table:table-cell office:value-type="string" table:style-name="ce19">
            <text:p>GKD-b_4_n25_m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IF(ISERR(([.L6]-[.D120])/[.L6]);0;([.L6]-[.D120])/[.L6])" table:style-name="ce31">
            <text:p>0,00</text:p>
          </table:table-cell>
          <table:table-cell table:style-name="ce7"/>
          <table:table-cell office:value-type="string" table:style-name="ce23">
            <text:p>Media Desv:</text:p>
          </table:table-cell>
          <table:table-cell office:value-type="float" office:value="0.66466339147554754" table:formula="of:=SUM([.I4:.I53])/[.B1]" table:style-name="ce24">
            <text:p>0,664663391</text:p>
          </table:table-cell>
          <table:table-cell office:value-type="float" office:value="0.48151124953660568" table:formula="of:=SUM([.N4:.N53])/[.B1]" table:style-name="ce24">
            <text:p>0,48151125</text:p>
          </table:table-cell>
          <table:table-cell table:number-columns-repeated="16366"/>
        </table:table-row>
        <table:table-row table:style-name="ro5">
          <table:table-cell office:value-type="string" table:style-name="ce18">
            <text:p>GKD-b_5_n25_m2</text:p>
          </table:table-cell>
          <table:table-cell office:value-type="float" office:value="25" table:style-name="ce18">
            <text:p>25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table:style-name="ce5"/>
          <table:table-cell office:value-type="string" table:style-name="ce19">
            <text:p>GKD-b_5_n25_m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31">
            <text:p>0,00</text:p>
          </table:table-cell>
          <table:table-cell table:style-name="ce1"/>
          <table:table-cell office:value-type="string" table:style-name="ce19">
            <text:p>GKD-b_5_n25_m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IF(ISERR(([.L7]-[.D121])/[.L7]);0;([.L7]-[.D121])/[.L7])" table:style-name="ce31">
            <text:p>0,00</text:p>
          </table:table-cell>
          <table:table-cell table:style-name="ce1"/>
          <table:table-cell office:value-type="string" table:style-name="ce23">
            <text:p>Media Tiempo(MS):</text:p>
          </table:table-cell>
          <table:table-cell office:value-type="float" office:value="32.880000000000003" table:formula="of:=SUM([.H4:.H53])/[.B1]" table:style-name="ce25">
            <text:p>32,88</text:p>
          </table:table-cell>
          <table:table-cell office:value-type="float" office:value="706.84" table:formula="of:=SUM([.M4:.M53])/[.B1]" table:style-name="ce25">
            <text:p>706,84</text:p>
          </table:table-cell>
          <table:table-cell table:number-columns-repeated="16366"/>
        </table:table-row>
        <table:table-row table:style-name="ro3">
          <table:table-cell office:value-type="string" table:style-name="ce18">
            <text:p>GKD-b_6_n25_m7</text:p>
          </table:table-cell>
          <table:table-cell office:value-type="float" office:value="25" table:style-name="ce18">
            <text:p>25</text:p>
          </table:table-cell>
          <table:table-cell office:value-type="float" office:value="7" table:style-name="ce18">
            <text:p>7</text:p>
          </table:table-cell>
          <table:table-cell office:value-type="float" office:value="12.7179599999997" table:style-name="ce18">
            <text:p>12,71796</text:p>
          </table:table-cell>
          <table:table-cell table:style-name="ce5"/>
          <table:table-cell office:value-type="string" table:style-name="ce19">
            <text:p>GKD-b_6_n25_m7</text:p>
          </table:table-cell>
          <table:table-cell office:value-type="float" office:value="71.287400000000005" table:style-name="ce20">
            <text:p>71,2874</text:p>
          </table:table-cell>
          <table:table-cell office:value-type="float" office:value="0" table:style-name="ce20">
            <text:p>0</text:p>
          </table:table-cell>
          <table:table-cell office:value-type="float" office:value="0.82159596225981457" table:formula="of:=([.G9]-[.D9])/[.G9]" table:style-name="ce31">
            <text:p>0,82</text:p>
          </table:table-cell>
          <table:table-cell table:style-name="ce7"/>
          <table:table-cell office:value-type="string" table:style-name="ce19">
            <text:p>GKD-b_6_n25_m7</text:p>
          </table:table-cell>
          <table:table-cell office:value-type="float" office:value="38.726300000000002" table:style-name="ce20">
            <text:p>38,7263</text:p>
          </table:table-cell>
          <table:table-cell office:value-type="float" office:value="2" table:style-name="ce20">
            <text:p>2</text:p>
          </table:table-cell>
          <table:table-cell office:value-type="float" office:value="0.67159372312873422" table:formula="of:=([.L9]-[.D9])/[.L9]" table:style-name="ce31">
            <text:p>0,67</text:p>
          </table:table-cell>
          <table:table-cell table:style-name="ce1"/>
          <table:table-cell table:style-name="ce8"/>
          <table:table-cell table:style-name="ce9"/>
          <table:table-cell table:number-columns-repeated="16367" table:style-name="ce1"/>
        </table:table-row>
        <table:table-row table:style-name="ro3">
          <table:table-cell office:value-type="string" table:style-name="ce18">
            <text:p>GKD-b_7_n25_m7</text:p>
          </table:table-cell>
          <table:table-cell office:value-type="float" office:value="25" table:style-name="ce18">
            <text:p>25</text:p>
          </table:table-cell>
          <table:table-cell office:value-type="float" office:value="7" table:style-name="ce18">
            <text:p>7</text:p>
          </table:table-cell>
          <table:table-cell office:value-type="float" office:value="14.098749999999701" table:style-name="ce18">
            <text:p>14,09875</text:p>
          </table:table-cell>
          <table:table-cell table:style-name="ce5"/>
          <table:table-cell office:value-type="string" table:style-name="ce19">
            <text:p>GKD-b_7_n25_m7</text:p>
          </table:table-cell>
          <table:table-cell office:value-type="float" office:value="53.8354" table:style-name="ce20">
            <text:p>53,8354</text:p>
          </table:table-cell>
          <table:table-cell office:value-type="float" office:value="0" table:style-name="ce20">
            <text:p>0</text:p>
          </table:table-cell>
          <table:table-cell office:value-type="float" office:value="0.73811376900701575" table:formula="of:=([.G10]-[.D10])/[.G10]" table:style-name="ce31">
            <text:p>0,74</text:p>
          </table:table-cell>
          <table:table-cell table:style-name="ce7"/>
          <table:table-cell office:value-type="string" table:style-name="ce19">
            <text:p>GKD-b_7_n25_m7</text:p>
          </table:table-cell>
          <table:table-cell office:value-type="float" office:value="37.753700000000002" table:style-name="ce20">
            <text:p>37,7537</text:p>
          </table:table-cell>
          <table:table-cell office:value-type="float" office:value="3" table:style-name="ce20">
            <text:p>3</text:p>
          </table:table-cell>
          <table:table-cell office:value-type="float" office:value="0.62655978089565523" table:formula="of:=([.L10]-[.D10])/[.L10]" table:style-name="ce31">
            <text:p>0,6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8_n25_m7</text:p>
          </table:table-cell>
          <table:table-cell office:value-type="float" office:value="25" table:style-name="ce18">
            <text:p>25</text:p>
          </table:table-cell>
          <table:table-cell office:value-type="float" office:value="7" table:style-name="ce18">
            <text:p>7</text:p>
          </table:table-cell>
          <table:table-cell office:value-type="float" office:value="16.7611899999998" table:style-name="ce18">
            <text:p>16,76119</text:p>
          </table:table-cell>
          <table:table-cell table:style-name="ce5"/>
          <table:table-cell office:value-type="string" table:style-name="ce19">
            <text:p>GKD-b_8_n25_m7</text:p>
          </table:table-cell>
          <table:table-cell office:value-type="float" office:value="49.378100000000003" table:style-name="ce20">
            <text:p>49,3781</text:p>
          </table:table-cell>
          <table:table-cell office:value-type="float" office:value="0" table:style-name="ce20">
            <text:p>0</text:p>
          </table:table-cell>
          <table:table-cell office:value-type="float" office:value="0.66055417280130668" table:formula="of:=([.G11]-[.D11])/[.G11]" table:style-name="ce31">
            <text:p>0,66</text:p>
          </table:table-cell>
          <table:table-cell table:style-name="ce7"/>
          <table:table-cell office:value-type="string" table:style-name="ce19">
            <text:p>GKD-b_8_n25_m7</text:p>
          </table:table-cell>
          <table:table-cell office:value-type="float" office:value="42.008499999999998" table:style-name="ce20">
            <text:p>42,0085</text:p>
          </table:table-cell>
          <table:table-cell office:value-type="float" office:value="2" table:style-name="ce20">
            <text:p>2</text:p>
          </table:table-cell>
          <table:table-cell office:value-type="float" office:value="0.60100479664830209" table:formula="of:=([.L11]-[.D11])/[.L11]" table:style-name="ce31">
            <text:p>0,6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9_n25_m7</text:p>
          </table:table-cell>
          <table:table-cell office:value-type="float" office:value="25" table:style-name="ce18">
            <text:p>25</text:p>
          </table:table-cell>
          <table:table-cell office:value-type="float" office:value="7" table:style-name="ce18">
            <text:p>7</text:p>
          </table:table-cell>
          <table:table-cell office:value-type="float" office:value="17.069209999999899" table:style-name="ce18">
            <text:p>17,06921</text:p>
          </table:table-cell>
          <table:table-cell table:style-name="ce5"/>
          <table:table-cell office:value-type="string" table:style-name="ce19">
            <text:p>GKD-b_9_n25_m7</text:p>
          </table:table-cell>
          <table:table-cell office:value-type="float" office:value="66.088800000000006" table:style-name="ce20">
            <text:p>66,0888</text:p>
          </table:table-cell>
          <table:table-cell office:value-type="float" office:value="1" table:style-name="ce20">
            <text:p>1</text:p>
          </table:table-cell>
          <table:table-cell office:value-type="float" office:value="0.74172310588178481" table:formula="of:=([.G12]-[.D12])/[.G12]" table:style-name="ce31">
            <text:p>0,74</text:p>
          </table:table-cell>
          <table:table-cell table:style-name="ce7"/>
          <table:table-cell office:value-type="string" table:style-name="ce19">
            <text:p>GKD-b_9_n25_m7</text:p>
          </table:table-cell>
          <table:table-cell office:value-type="float" office:value="20.7562" table:style-name="ce20">
            <text:p>20,7562</text:p>
          </table:table-cell>
          <table:table-cell office:value-type="float" office:value="2" table:style-name="ce20">
            <text:p>2</text:p>
          </table:table-cell>
          <table:table-cell office:value-type="float" office:value="0.17763318911940051" table:formula="of:=([.L12]-[.D12])/[.L12]" table:style-name="ce31">
            <text:p>0,1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10_n25_m7</text:p>
          </table:table-cell>
          <table:table-cell office:value-type="float" office:value="25" table:style-name="ce18">
            <text:p>25</text:p>
          </table:table-cell>
          <table:table-cell office:value-type="float" office:value="7" table:style-name="ce18">
            <text:p>7</text:p>
          </table:table-cell>
          <table:table-cell office:value-type="float" office:value="23.265229999999899" table:style-name="ce18">
            <text:p>23,26523</text:p>
          </table:table-cell>
          <table:table-cell table:style-name="ce5"/>
          <table:table-cell office:value-type="string" table:style-name="ce19">
            <text:p>GKD-b_10_n25_m7</text:p>
          </table:table-cell>
          <table:table-cell office:value-type="float" office:value="75.696799999999996" table:style-name="ce20">
            <text:p>75,6968</text:p>
          </table:table-cell>
          <table:table-cell office:value-type="float" office:value="1" table:style-name="ce20">
            <text:p>1</text:p>
          </table:table-cell>
          <table:table-cell office:value-type="float" office:value="0.69265239745933904" table:formula="of:=([.G13]-[.D13])/[.G13]" table:style-name="ce31">
            <text:p>0,69</text:p>
          </table:table-cell>
          <table:table-cell table:style-name="ce7"/>
          <table:table-cell office:value-type="string" table:style-name="ce19">
            <text:p>GKD-b_10_n25_m7</text:p>
          </table:table-cell>
          <table:table-cell office:value-type="float" office:value="47.274799999999999" table:style-name="ce20">
            <text:p>47,2748</text:p>
          </table:table-cell>
          <table:table-cell office:value-type="float" office:value="2" table:style-name="ce20">
            <text:p>2</text:p>
          </table:table-cell>
          <table:table-cell office:value-type="float" office:value="0.5078724817450333" table:formula="of:=([.L13]-[.D13])/[.L13]" table:style-name="ce31">
            <text:p>0,5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11_n50_m5</text:p>
          </table:table-cell>
          <table:table-cell office:value-type="float" office:value="50" table:style-name="ce18">
            <text:p>50</text:p>
          </table:table-cell>
          <table:table-cell office:value-type="float" office:value="5" table:style-name="ce18">
            <text:p>5</text:p>
          </table:table-cell>
          <table:table-cell office:value-type="float" office:value="1.9261000000000199" table:style-name="ce18">
            <text:p>1,9261</text:p>
          </table:table-cell>
          <table:table-cell table:style-name="ce5"/>
          <table:table-cell office:value-type="string" table:style-name="ce19">
            <text:p>GKD-b_11_n50_m5</text:p>
          </table:table-cell>
          <table:table-cell office:value-type="float" office:value="25.279399999999999" table:style-name="ce20">
            <text:p>25,2794</text:p>
          </table:table-cell>
          <table:table-cell office:value-type="float" office:value="1" table:style-name="ce20">
            <text:p>1</text:p>
          </table:table-cell>
          <table:table-cell office:value-type="float" office:value="0.92380752707738234" table:formula="of:=([.G14]-[.D14])/[.G14]" table:style-name="ce31">
            <text:p>0,92</text:p>
          </table:table-cell>
          <table:table-cell table:style-name="ce7"/>
          <table:table-cell office:value-type="string" table:style-name="ce19">
            <text:p>GKD-b_11_n50_m5</text:p>
          </table:table-cell>
          <table:table-cell office:value-type="float" office:value="16.566700000000001" table:style-name="ce20">
            <text:p>16,5667</text:p>
          </table:table-cell>
          <table:table-cell office:value-type="float" office:value="2" table:style-name="ce20">
            <text:p>2</text:p>
          </table:table-cell>
          <table:table-cell office:value-type="float" office:value="0.88373665244134203" table:formula="of:=([.L14]-[.D14])/[.L14]" table:style-name="ce31">
            <text:p>0,8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12_n50_m5</text:p>
          </table:table-cell>
          <table:table-cell office:value-type="float" office:value="50" table:style-name="ce18">
            <text:p>50</text:p>
          </table:table-cell>
          <table:table-cell office:value-type="float" office:value="5" table:style-name="ce18">
            <text:p>5</text:p>
          </table:table-cell>
          <table:table-cell office:value-type="float" office:value="2.1210400000001099" table:style-name="ce18">
            <text:p>2,12104</text:p>
          </table:table-cell>
          <table:table-cell table:style-name="ce5"/>
          <table:table-cell office:value-type="string" table:style-name="ce19">
            <text:p>GKD-b_12_n50_m5</text:p>
          </table:table-cell>
          <table:table-cell office:value-type="float" office:value="26.735199999999999" table:style-name="ce20">
            <text:p>26,7352</text:p>
          </table:table-cell>
          <table:table-cell office:value-type="float" office:value="1" table:style-name="ce20">
            <text:p>1</text:p>
          </table:table-cell>
          <table:table-cell office:value-type="float" office:value="0.92066489122953599" table:formula="of:=([.G15]-[.D15])/[.G15]" table:style-name="ce31">
            <text:p>0,92</text:p>
          </table:table-cell>
          <table:table-cell table:style-name="ce7"/>
          <table:table-cell office:value-type="string" table:style-name="ce19">
            <text:p>GKD-b_12_n50_m5</text:p>
          </table:table-cell>
          <table:table-cell office:value-type="float" office:value="15.609" table:style-name="ce20">
            <text:p>15,609</text:p>
          </table:table-cell>
          <table:table-cell office:value-type="float" office:value="3" table:style-name="ce20">
            <text:p>3</text:p>
          </table:table-cell>
          <table:table-cell office:value-type="float" office:value="0.86411429303606191" table:formula="of:=([.L15]-[.D15])/[.L15]" table:style-name="ce31">
            <text:p>0,8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13_n50_m5</text:p>
          </table:table-cell>
          <table:table-cell office:value-type="float" office:value="50" table:style-name="ce18">
            <text:p>50</text:p>
          </table:table-cell>
          <table:table-cell office:value-type="float" office:value="5" table:style-name="ce18">
            <text:p>5</text:p>
          </table:table-cell>
          <table:table-cell office:value-type="float" office:value="2.3623099999999799" table:style-name="ce18">
            <text:p>2,36231</text:p>
          </table:table-cell>
          <table:table-cell table:style-name="ce5"/>
          <table:table-cell office:value-type="string" table:style-name="ce19">
            <text:p>GKD-b_13_n50_m5</text:p>
          </table:table-cell>
          <table:table-cell office:value-type="float" office:value="24.841799999999999" table:style-name="ce20">
            <text:p>24,8418</text:p>
          </table:table-cell>
          <table:table-cell office:value-type="float" office:value="0" table:style-name="ce20">
            <text:p>0</text:p>
          </table:table-cell>
          <table:table-cell office:value-type="float" office:value="0.90490584418198439" table:formula="of:=([.G16]-[.D16])/[.G16]" table:style-name="ce31">
            <text:p>0,90</text:p>
          </table:table-cell>
          <table:table-cell table:style-name="ce7"/>
          <table:table-cell office:value-type="string" table:style-name="ce19">
            <text:p>GKD-b_13_n50_m5</text:p>
          </table:table-cell>
          <table:table-cell office:value-type="float" office:value="16.0901" table:style-name="ce20">
            <text:p>16,0901</text:p>
          </table:table-cell>
          <table:table-cell office:value-type="float" office:value="4" table:style-name="ce20">
            <text:p>4</text:p>
          </table:table-cell>
          <table:table-cell office:value-type="float" office:value="0.85318239165698284" table:formula="of:=([.L16]-[.D16])/[.L16]" table:style-name="ce31">
            <text:p>0,8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14_n50_m5</text:p>
          </table:table-cell>
          <table:table-cell office:value-type="float" office:value="50" table:style-name="ce18">
            <text:p>50</text:p>
          </table:table-cell>
          <table:table-cell office:value-type="float" office:value="5" table:style-name="ce18">
            <text:p>5</text:p>
          </table:table-cell>
          <table:table-cell office:value-type="float" office:value="1.6631999999999001" table:style-name="ce18">
            <text:p>1,6632</text:p>
          </table:table-cell>
          <table:table-cell table:style-name="ce5"/>
          <table:table-cell office:value-type="string" table:style-name="ce19">
            <text:p>GKD-b_14_n50_m5</text:p>
          </table:table-cell>
          <table:table-cell office:value-type="float" office:value="31.0943" table:style-name="ce20">
            <text:p>31,0943</text:p>
          </table:table-cell>
          <table:table-cell office:value-type="float" office:value="0" table:style-name="ce20">
            <text:p>0</text:p>
          </table:table-cell>
          <table:table-cell office:value-type="float" office:value="0.9465110968891437" table:formula="of:=([.G17]-[.D17])/[.G17]" table:style-name="ce31">
            <text:p>0,95</text:p>
          </table:table-cell>
          <table:table-cell table:style-name="ce7"/>
          <table:table-cell office:value-type="string" table:style-name="ce19">
            <text:p>GKD-b_14_n50_m5</text:p>
          </table:table-cell>
          <table:table-cell office:value-type="float" office:value="11.1412" table:style-name="ce20">
            <text:p>11,1412</text:p>
          </table:table-cell>
          <table:table-cell office:value-type="float" office:value="2" table:style-name="ce20">
            <text:p>2</text:p>
          </table:table-cell>
          <table:table-cell office:value-type="float" office:value="0.85071626036693526" table:formula="of:=([.L17]-[.D17])/[.L17]" table:style-name="ce31">
            <text:p>0,85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15_n50_m5</text:p>
          </table:table-cell>
          <table:table-cell office:value-type="float" office:value="50" table:style-name="ce18">
            <text:p>50</text:p>
          </table:table-cell>
          <table:table-cell office:value-type="float" office:value="5" table:style-name="ce18">
            <text:p>5</text:p>
          </table:table-cell>
          <table:table-cell office:value-type="float" office:value="2.8531299999999602" table:style-name="ce18">
            <text:p>2,85313</text:p>
          </table:table-cell>
          <table:table-cell table:style-name="ce5"/>
          <table:table-cell office:value-type="string" table:style-name="ce19">
            <text:p>GKD-b_15_n50_m5</text:p>
          </table:table-cell>
          <table:table-cell office:value-type="float" office:value="39.692100000000003" table:style-name="ce20">
            <text:p>39,6921</text:p>
          </table:table-cell>
          <table:table-cell office:value-type="float" office:value="0" table:style-name="ce20">
            <text:p>0</text:p>
          </table:table-cell>
          <table:table-cell office:value-type="float" office:value="0.92811844170502555" table:formula="of:=([.G18]-[.D18])/[.G18]" table:style-name="ce31">
            <text:p>0,93</text:p>
          </table:table-cell>
          <table:table-cell table:style-name="ce5"/>
          <table:table-cell office:value-type="string" table:style-name="ce19">
            <text:p>GKD-b_15_n50_m5</text:p>
          </table:table-cell>
          <table:table-cell office:value-type="float" office:value="13.515599999999999" table:style-name="ce20">
            <text:p>13,5156</text:p>
          </table:table-cell>
          <table:table-cell office:value-type="float" office:value="1" table:style-name="ce20">
            <text:p>1</text:p>
          </table:table-cell>
          <table:table-cell office:value-type="float" office:value="0.78890097368966516" table:formula="of:=([.L18]-[.D18])/[.L18]" table:style-name="ce31">
            <text:p>0,79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16_n50_m15</text:p>
          </table:table-cell>
          <table:table-cell office:value-type="float" office:value="50" table:style-name="ce18">
            <text:p>50</text:p>
          </table:table-cell>
          <table:table-cell office:value-type="float" office:value="15" table:style-name="ce18">
            <text:p>15</text:p>
          </table:table-cell>
          <table:table-cell office:value-type="float" office:value="42.745779999999101" table:style-name="ce18">
            <text:p>42,74578</text:p>
          </table:table-cell>
          <table:table-cell table:style-name="ce5"/>
          <table:table-cell office:value-type="string" table:style-name="ce19">
            <text:p>GKD-b_16_n50_m15</text:p>
          </table:table-cell>
          <table:table-cell office:value-type="float" office:value="195.75899999999999" table:style-name="ce20">
            <text:p>195,759</text:p>
          </table:table-cell>
          <table:table-cell office:value-type="float" office:value="4" table:style-name="ce20">
            <text:p>4</text:p>
          </table:table-cell>
          <table:table-cell office:value-type="float" office:value="0.78164079301590683" table:formula="of:=([.G19]-[.D19])/[.G19]" table:style-name="ce31">
            <text:p>0,78</text:p>
          </table:table-cell>
          <table:table-cell table:style-name="ce26"/>
          <table:table-cell office:value-type="string" table:style-name="ce19">
            <text:p>GKD-b_16_n50_m15</text:p>
          </table:table-cell>
          <table:table-cell office:value-type="float" office:value="71.860799999999998" table:style-name="ce20">
            <text:p>71,8608</text:p>
          </table:table-cell>
          <table:table-cell office:value-type="float" office:value="41" table:style-name="ce20">
            <text:p>41</text:p>
          </table:table-cell>
          <table:table-cell office:value-type="float" office:value="0.40515858437424712" table:formula="of:=([.L19]-[.D19])/[.L19]" table:style-name="ce31">
            <text:p>0,41</text:p>
          </table:table-cell>
          <table:table-cell table:number-columns-repeated="16370"/>
        </table:table-row>
        <table:table-row table:style-name="ro1">
          <table:table-cell office:value-type="string" table:style-name="ce18">
            <text:p>GKD-b_17_n50_m15</text:p>
          </table:table-cell>
          <table:table-cell office:value-type="float" office:value="50" table:style-name="ce18">
            <text:p>50</text:p>
          </table:table-cell>
          <table:table-cell office:value-type="float" office:value="15" table:style-name="ce18">
            <text:p>15</text:p>
          </table:table-cell>
          <table:table-cell office:value-type="float" office:value="48.107609999999603" table:style-name="ce18">
            <text:p>48,10761</text:p>
          </table:table-cell>
          <table:table-cell table:style-name="ce5"/>
          <table:table-cell office:value-type="string" table:style-name="ce19">
            <text:p>GKD-b_17_n50_m15</text:p>
          </table:table-cell>
          <table:table-cell office:value-type="float" office:value="171.26400000000001" table:style-name="ce20">
            <text:p>171,264</text:p>
          </table:table-cell>
          <table:table-cell office:value-type="float" office:value="3" table:style-name="ce20">
            <text:p>3</text:p>
          </table:table-cell>
          <table:table-cell office:value-type="float" office:value="0.71910261350897098" table:formula="of:=([.G20]-[.D20])/[.G20]" table:style-name="ce31">
            <text:p>0,72</text:p>
          </table:table-cell>
          <table:table-cell table:style-name="ce23"/>
          <table:table-cell office:value-type="string" table:style-name="ce19">
            <text:p>GKD-b_17_n50_m15</text:p>
          </table:table-cell>
          <table:table-cell office:value-type="float" office:value="93.515000000000001" table:style-name="ce20">
            <text:p>93,515</text:p>
          </table:table-cell>
          <table:table-cell office:value-type="float" office:value="24" table:style-name="ce20">
            <text:p>24</text:p>
          </table:table-cell>
          <table:table-cell office:value-type="float" office:value="0.4855626370101096" table:formula="of:=([.L20]-[.D20])/[.L20]" table:style-name="ce31">
            <text:p>0,49</text:p>
          </table:table-cell>
          <table:table-cell table:number-columns-repeated="16370"/>
        </table:table-row>
        <table:table-row table:style-name="ro1">
          <table:table-cell office:value-type="string" table:style-name="ce18">
            <text:p>GKD-b_18_n50_m15</text:p>
          </table:table-cell>
          <table:table-cell office:value-type="float" office:value="50" table:style-name="ce18">
            <text:p>50</text:p>
          </table:table-cell>
          <table:table-cell office:value-type="float" office:value="15" table:style-name="ce18">
            <text:p>15</text:p>
          </table:table-cell>
          <table:table-cell office:value-type="float" office:value="43.1960899999997" table:style-name="ce18">
            <text:p>43,19609</text:p>
          </table:table-cell>
          <table:table-cell table:style-name="ce5"/>
          <table:table-cell office:value-type="string" table:style-name="ce19">
            <text:p>GKD-b_18_n50_m15</text:p>
          </table:table-cell>
          <table:table-cell office:value-type="float" office:value="173.292" table:style-name="ce20">
            <text:p>173,292</text:p>
          </table:table-cell>
          <table:table-cell office:value-type="float" office:value="6" table:style-name="ce20">
            <text:p>6</text:p>
          </table:table-cell>
          <table:table-cell office:value-type="float" office:value="0.75073234771368724" table:formula="of:=([.G21]-[.D21])/[.G21]" table:style-name="ce31">
            <text:p>0,75</text:p>
          </table:table-cell>
          <table:table-cell table:style-name="ce23"/>
          <table:table-cell office:value-type="string" table:style-name="ce19">
            <text:p>GKD-b_18_n50_m15</text:p>
          </table:table-cell>
          <table:table-cell office:value-type="float" office:value="79.0488" table:style-name="ce20">
            <text:p>79,0488</text:p>
          </table:table-cell>
          <table:table-cell office:value-type="float" office:value="48" table:style-name="ce20">
            <text:p>48</text:p>
          </table:table-cell>
          <table:table-cell office:value-type="float" office:value="0.45355160356640833" table:formula="of:=([.L21]-[.D21])/[.L21]" table:style-name="ce31">
            <text:p>0,45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19_n50_m15</text:p>
          </table:table-cell>
          <table:table-cell office:value-type="float" office:value="50" table:style-name="ce18">
            <text:p>50</text:p>
          </table:table-cell>
          <table:table-cell office:value-type="float" office:value="15" table:style-name="ce18">
            <text:p>15</text:p>
          </table:table-cell>
          <table:table-cell office:value-type="float" office:value="46.412449999999403" table:style-name="ce18">
            <text:p>46,41245</text:p>
          </table:table-cell>
          <table:table-cell table:style-name="ce5"/>
          <table:table-cell office:value-type="string" table:style-name="ce19">
            <text:p>GKD-b_19_n50_m15</text:p>
          </table:table-cell>
          <table:table-cell office:value-type="float" office:value="192.441" table:style-name="ce20">
            <text:p>192,441</text:p>
          </table:table-cell>
          <table:table-cell office:value-type="float" office:value="4" table:style-name="ce20">
            <text:p>4</text:p>
          </table:table-cell>
          <table:table-cell office:value-type="float" office:value="0.75882244428162704" table:formula="of:=([.G22]-[.D22])/[.G22]" table:style-name="ce31">
            <text:p>0,76</text:p>
          </table:table-cell>
          <table:table-cell table:style-name="ce27"/>
          <table:table-cell office:value-type="string" table:style-name="ce19">
            <text:p>GKD-b_19_n50_m15</text:p>
          </table:table-cell>
          <table:table-cell office:value-type="float" office:value="80.458500000000001" table:style-name="ce20">
            <text:p>80,4585</text:p>
          </table:table-cell>
          <table:table-cell office:value-type="float" office:value="34" table:style-name="ce20">
            <text:p>34</text:p>
          </table:table-cell>
          <table:table-cell office:value-type="float" office:value="0.42315044401773083" table:formula="of:=([.L22]-[.D22])/[.L22]" table:style-name="ce31">
            <text:p>0,42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20_n50_m15</text:p>
          </table:table-cell>
          <table:table-cell office:value-type="float" office:value="50" table:style-name="ce18">
            <text:p>50</text:p>
          </table:table-cell>
          <table:table-cell office:value-type="float" office:value="15" table:style-name="ce18">
            <text:p>15</text:p>
          </table:table-cell>
          <table:table-cell office:value-type="float" office:value="47.715109999999598" table:style-name="ce18">
            <text:p>47,71511</text:p>
          </table:table-cell>
          <table:table-cell table:style-name="ce5"/>
          <table:table-cell office:value-type="string" table:style-name="ce19">
            <text:p>GKD-b_20_n50_m15</text:p>
          </table:table-cell>
          <table:table-cell office:value-type="float" office:value="169.33799999999999" table:style-name="ce20">
            <text:p>169,338</text:p>
          </table:table-cell>
          <table:table-cell office:value-type="float" office:value="3" table:style-name="ce20">
            <text:p>3</text:p>
          </table:table-cell>
          <table:table-cell office:value-type="float" office:value="0.71822561976638677" table:formula="of:=([.G23]-[.D23])/[.G23]" table:style-name="ce31">
            <text:p>0,72</text:p>
          </table:table-cell>
          <table:table-cell table:style-name="ce27"/>
          <table:table-cell office:value-type="string" table:style-name="ce19">
            <text:p>GKD-b_20_n50_m15</text:p>
          </table:table-cell>
          <table:table-cell office:value-type="float" office:value="66.3" table:style-name="ce20">
            <text:p>66,3</text:p>
          </table:table-cell>
          <table:table-cell office:value-type="float" office:value="38" table:style-name="ce20">
            <text:p>38</text:p>
          </table:table-cell>
          <table:table-cell office:value-type="float" office:value="0.28031508295626545" table:formula="of:=([.L23]-[.D23])/[.L23]" table:style-name="ce31">
            <text:p>0,28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21_n100_m10</text:p>
          </table:table-cell>
          <table:table-cell office:value-type="float" office:value="100" table:style-name="ce18">
            <text:p>100</text:p>
          </table:table-cell>
          <table:table-cell office:value-type="float" office:value="10" table:style-name="ce18">
            <text:p>10</text:p>
          </table:table-cell>
          <table:table-cell office:value-type="float" office:value="13.832019999999901" table:style-name="ce18">
            <text:p>13,83202</text:p>
          </table:table-cell>
          <table:table-cell table:style-name="ce5"/>
          <table:table-cell office:value-type="string" table:style-name="ce19">
            <text:p>GKD-b_21_n100_m10</text:p>
          </table:table-cell>
          <table:table-cell office:value-type="float" office:value="79.800299999999993" table:style-name="ce20">
            <text:p>79,8003</text:p>
          </table:table-cell>
          <table:table-cell office:value-type="float" office:value="3" table:style-name="ce20">
            <text:p>3</text:p>
          </table:table-cell>
          <table:table-cell office:value-type="float" office:value="0.82666706766766662" table:formula="of:=([.G24]-[.D24])/[.G24]" table:style-name="ce31">
            <text:p>0,83</text:p>
          </table:table-cell>
          <table:table-cell table:style-name="ce27"/>
          <table:table-cell office:value-type="string" table:style-name="ce19">
            <text:p>GKD-b_21_n100_m10</text:p>
          </table:table-cell>
          <table:table-cell office:value-type="float" office:value="43.599600000000002" table:style-name="ce20">
            <text:p>43,5996</text:p>
          </table:table-cell>
          <table:table-cell office:value-type="float" office:value="29" table:style-name="ce20">
            <text:p>29</text:p>
          </table:table-cell>
          <table:table-cell office:value-type="float" office:value="0.68274892430206013" table:formula="of:=([.L24]-[.D24])/[.L24]" table:style-name="ce31">
            <text:p>0,68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22_n100_m10</text:p>
          </table:table-cell>
          <table:table-cell office:value-type="float" office:value="100" table:style-name="ce18">
            <text:p>100</text:p>
          </table:table-cell>
          <table:table-cell office:value-type="float" office:value="10" table:style-name="ce18">
            <text:p>10</text:p>
          </table:table-cell>
          <table:table-cell office:value-type="float" office:value="13.664340000000299" table:style-name="ce18">
            <text:p>13,66434</text:p>
          </table:table-cell>
          <table:table-cell table:style-name="ce28"/>
          <table:table-cell office:value-type="string" table:style-name="ce19">
            <text:p>GKD-b_22_n100_m10</text:p>
          </table:table-cell>
          <table:table-cell office:value-type="float" office:value="83.123800000000003" table:style-name="ce20">
            <text:p>83,1238</text:p>
          </table:table-cell>
          <table:table-cell office:value-type="float" office:value="2" table:style-name="ce20">
            <text:p>2</text:p>
          </table:table-cell>
          <table:table-cell office:value-type="float" office:value="0.83561458932339117" table:formula="of:=([.G25]-[.D25])/[.G25]" table:style-name="ce31">
            <text:p>0,84</text:p>
          </table:table-cell>
          <table:table-cell table:style-name="ce1"/>
          <table:table-cell office:value-type="string" table:style-name="ce19">
            <text:p>GKD-b_22_n100_m10</text:p>
          </table:table-cell>
          <table:table-cell office:value-type="float" office:value="35.016599999999997" table:style-name="ce20">
            <text:p>35,0166</text:p>
          </table:table-cell>
          <table:table-cell office:value-type="float" office:value="44" table:style-name="ce20">
            <text:p>44</text:p>
          </table:table-cell>
          <table:table-cell office:value-type="float" office:value="0.6097753636846438" table:formula="of:=([.L25]-[.D25])/[.L25]" table:style-name="ce31">
            <text:p>0,61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23_n100_m10</text:p>
          </table:table-cell>
          <table:table-cell office:value-type="float" office:value="100" table:style-name="ce18">
            <text:p>100</text:p>
          </table:table-cell>
          <table:table-cell office:value-type="float" office:value="10" table:style-name="ce18">
            <text:p>10</text:p>
          </table:table-cell>
          <table:table-cell office:value-type="float" office:value="15.3453799999998" table:style-name="ce18">
            <text:p>15,34538</text:p>
          </table:table-cell>
          <table:table-cell table:style-name="ce28"/>
          <table:table-cell office:value-type="string" table:style-name="ce19">
            <text:p>GKD-b_23_n100_m10</text:p>
          </table:table-cell>
          <table:table-cell office:value-type="float" office:value="78.749700000000004" table:style-name="ce20">
            <text:p>78,7497</text:p>
          </table:table-cell>
          <table:table-cell office:value-type="float" office:value="2" table:style-name="ce20">
            <text:p>2</text:p>
          </table:table-cell>
          <table:table-cell office:value-type="float" office:value="0.80513728941189877" table:formula="of:=([.G26]-[.D26])/[.G26]" table:style-name="ce31">
            <text:p>0,81</text:p>
          </table:table-cell>
          <table:table-cell table:style-name="ce1"/>
          <table:table-cell office:value-type="string" table:style-name="ce19">
            <text:p>GKD-b_23_n100_m10</text:p>
          </table:table-cell>
          <table:table-cell office:value-type="float" office:value="30.0166" table:style-name="ce20">
            <text:p>30,0166</text:p>
          </table:table-cell>
          <table:table-cell office:value-type="float" office:value="236" table:style-name="ce20">
            <text:p>236</text:p>
          </table:table-cell>
          <table:table-cell office:value-type="float" office:value="0.48877021381502905" table:formula="of:=([.L26]-[.D26])/[.L26]" table:style-name="ce31">
            <text:p>0,49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24_n100_m10</text:p>
          </table:table-cell>
          <table:table-cell office:value-type="float" office:value="100" table:style-name="ce18">
            <text:p>100</text:p>
          </table:table-cell>
          <table:table-cell office:value-type="float" office:value="10" table:style-name="ce18">
            <text:p>10</text:p>
          </table:table-cell>
          <table:table-cell office:value-type="float" office:value="8.6406399999993901" table:style-name="ce18">
            <text:p>8,64064</text:p>
          </table:table-cell>
          <table:table-cell table:style-name="ce28"/>
          <table:table-cell office:value-type="string" table:style-name="ce19">
            <text:p>GKD-b_24_n100_m10</text:p>
          </table:table-cell>
          <table:table-cell office:value-type="float" office:value="64.078699999999998" table:style-name="ce20">
            <text:p>64,0787</text:p>
          </table:table-cell>
          <table:table-cell office:value-type="float" office:value="2" table:style-name="ce20">
            <text:p>2</text:p>
          </table:table-cell>
          <table:table-cell office:value-type="float" office:value="0.86515581620726711" table:formula="of:=([.G27]-[.D27])/[.G27]" table:style-name="ce31">
            <text:p>0,87</text:p>
          </table:table-cell>
          <table:table-cell table:style-name="ce1"/>
          <table:table-cell office:value-type="string" table:style-name="ce19">
            <text:p>GKD-b_24_n100_m10</text:p>
          </table:table-cell>
          <table:table-cell office:value-type="float" office:value="35.913499999999999" table:style-name="ce20">
            <text:p>35,9135</text:p>
          </table:table-cell>
          <table:table-cell office:value-type="float" office:value="53" table:style-name="ce20">
            <text:p>53</text:p>
          </table:table-cell>
          <table:table-cell office:value-type="float" office:value="0.75940412379747479" table:formula="of:=([.L27]-[.D27])/[.L27]" table:style-name="ce31">
            <text:p>0,76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25_n100_m10</text:p>
          </table:table-cell>
          <table:table-cell office:value-type="float" office:value="100" table:style-name="ce18">
            <text:p>100</text:p>
          </table:table-cell>
          <table:table-cell office:value-type="float" office:value="10" table:style-name="ce18">
            <text:p>10</text:p>
          </table:table-cell>
          <table:table-cell office:value-type="float" office:value="17.200509999999898" table:style-name="ce18">
            <text:p>17,20051</text:p>
          </table:table-cell>
          <table:table-cell table:style-name="ce28"/>
          <table:table-cell office:value-type="string" table:style-name="ce19">
            <text:p>GKD-b_25_n100_m10</text:p>
          </table:table-cell>
          <table:table-cell office:value-type="float" office:value="69.662999999999997" table:style-name="ce20">
            <text:p>69,663</text:p>
          </table:table-cell>
          <table:table-cell office:value-type="float" office:value="2" table:style-name="ce20">
            <text:p>2</text:p>
          </table:table-cell>
          <table:table-cell office:value-type="float" office:value="0.75308973199546536" table:formula="of:=([.G28]-[.D28])/[.G28]" table:style-name="ce31">
            <text:p>0,75</text:p>
          </table:table-cell>
          <table:table-cell table:style-name="ce1"/>
          <table:table-cell office:value-type="string" table:style-name="ce19">
            <text:p>GKD-b_25_n100_m10</text:p>
          </table:table-cell>
          <table:table-cell office:value-type="float" office:value="42.7209" table:style-name="ce20">
            <text:p>42,7209</text:p>
          </table:table-cell>
          <table:table-cell office:value-type="float" office:value="24" table:style-name="ce20">
            <text:p>24</text:p>
          </table:table-cell>
          <table:table-cell office:value-type="float" office:value="0.59737482122333807" table:formula="of:=([.L28]-[.D28])/[.L28]" table:style-name="ce31">
            <text:p>0,60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26_n100_m30</text:p>
          </table:table-cell>
          <table:table-cell office:value-type="float" office:value="100" table:style-name="ce18">
            <text:p>100</text:p>
          </table:table-cell>
          <table:table-cell office:value-type="float" office:value="30" table:style-name="ce18">
            <text:p>30</text:p>
          </table:table-cell>
          <table:table-cell office:value-type="float" office:value="168.729590000001" table:style-name="ce18">
            <text:p>168,72959</text:p>
          </table:table-cell>
          <table:table-cell table:style-name="ce28"/>
          <table:table-cell office:value-type="string" table:style-name="ce19">
            <text:p>GKD-b_26_n100_m30</text:p>
          </table:table-cell>
          <table:table-cell office:value-type="float" office:value="373.87" table:style-name="ce20">
            <text:p>373,87</text:p>
          </table:table-cell>
          <table:table-cell office:value-type="float" office:value="36" table:style-name="ce20">
            <text:p>36</text:p>
          </table:table-cell>
          <table:table-cell office:value-type="float" office:value="0.54869449273811488" table:formula="of:=([.G29]-[.D29])/[.G29]" table:style-name="ce31">
            <text:p>0,55</text:p>
          </table:table-cell>
          <table:table-cell table:style-name="ce1"/>
          <table:table-cell office:value-type="string" table:style-name="ce19">
            <text:p>GKD-b_26_n100_m30</text:p>
          </table:table-cell>
          <table:table-cell office:value-type="float" office:value="291.65300000000002" table:style-name="ce20">
            <text:p>291,653</text:p>
          </table:table-cell>
          <table:table-cell office:value-type="float" office:value="937" table:style-name="ce20">
            <text:p>937</text:p>
          </table:table-cell>
          <table:table-cell office:value-type="float" office:value="0.42147144037605994" table:formula="of:=([.L29]-[.D29])/[.L29]" table:style-name="ce31">
            <text:p>0,42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27_n100_m30</text:p>
          </table:table-cell>
          <table:table-cell office:value-type="float" office:value="100" table:style-name="ce18">
            <text:p>100</text:p>
          </table:table-cell>
          <table:table-cell office:value-type="float" office:value="30" table:style-name="ce18">
            <text:p>30</text:p>
          </table:table-cell>
          <table:table-cell office:value-type="float" office:value="127.09726000000001" table:style-name="ce18">
            <text:p>127,09726</text:p>
          </table:table-cell>
          <table:table-cell table:style-name="ce5"/>
          <table:table-cell office:value-type="string" table:style-name="ce19">
            <text:p>GKD-b_27_n100_m30</text:p>
          </table:table-cell>
          <table:table-cell office:value-type="float" office:value="376.28699999999998" table:style-name="ce20">
            <text:p>376,287</text:p>
          </table:table-cell>
          <table:table-cell office:value-type="float" office:value="36" table:style-name="ce20">
            <text:p>36</text:p>
          </table:table-cell>
          <table:table-cell office:value-type="float" office:value="0.66223318902858719" table:formula="of:=([.G30]-[.D30])/[.G30]" table:style-name="ce31">
            <text:p>0,66</text:p>
          </table:table-cell>
          <table:table-cell table:style-name="ce27"/>
          <table:table-cell office:value-type="string" table:style-name="ce19">
            <text:p>GKD-b_27_n100_m30</text:p>
          </table:table-cell>
          <table:table-cell office:value-type="float" office:value="302.05200000000002" table:style-name="ce20">
            <text:p>302,052</text:p>
          </table:table-cell>
          <table:table-cell office:value-type="float" office:value="429" table:style-name="ce20">
            <text:p>429</text:p>
          </table:table-cell>
          <table:table-cell office:value-type="float" office:value="0.57922059777786605" table:formula="of:=([.L30]-[.D30])/[.L30]" table:style-name="ce31">
            <text:p>0,58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28_n100_m30</text:p>
          </table:table-cell>
          <table:table-cell office:value-type="float" office:value="100" table:style-name="ce18">
            <text:p>100</text:p>
          </table:table-cell>
          <table:table-cell office:value-type="float" office:value="30" table:style-name="ce18">
            <text:p>30</text:p>
          </table:table-cell>
          <table:table-cell office:value-type="float" office:value="106.379189999999" table:style-name="ce18">
            <text:p>106,37919</text:p>
          </table:table-cell>
          <table:table-cell table:style-name="ce28"/>
          <table:table-cell office:value-type="string" table:style-name="ce19">
            <text:p>GKD-b_28_n100_m30</text:p>
          </table:table-cell>
          <table:table-cell office:value-type="float" office:value="332.44" table:style-name="ce20">
            <text:p>332,44</text:p>
          </table:table-cell>
          <table:table-cell office:value-type="float" office:value="40" table:style-name="ce20">
            <text:p>40</text:p>
          </table:table-cell>
          <table:table-cell office:value-type="float" office:value="0.68000484297918717" table:formula="of:=([.G31]-[.D31])/[.G31]" table:style-name="ce31">
            <text:p>0,68</text:p>
          </table:table-cell>
          <table:table-cell table:style-name="ce1"/>
          <table:table-cell office:value-type="string" table:style-name="ce19">
            <text:p>GKD-b_28_n100_m30</text:p>
          </table:table-cell>
          <table:table-cell office:value-type="float" office:value="198.97900000000001" table:style-name="ce20">
            <text:p>198,979</text:p>
          </table:table-cell>
          <table:table-cell office:value-type="float" office:value="650" table:style-name="ce20">
            <text:p>650</text:p>
          </table:table-cell>
          <table:table-cell office:value-type="float" office:value="0.46537478829424717" table:formula="of:=([.L31]-[.D31])/[.L31]" table:style-name="ce31">
            <text:p>0,47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29_n100_m30</text:p>
          </table:table-cell>
          <table:table-cell office:value-type="float" office:value="100" table:style-name="ce18">
            <text:p>100</text:p>
          </table:table-cell>
          <table:table-cell office:value-type="float" office:value="30" table:style-name="ce18">
            <text:p>30</text:p>
          </table:table-cell>
          <table:table-cell office:value-type="float" office:value="137.453159999999" table:style-name="ce18">
            <text:p>137,45316</text:p>
          </table:table-cell>
          <table:table-cell table:style-name="ce28"/>
          <table:table-cell office:value-type="string" table:style-name="ce19">
            <text:p>GKD-b_29_n100_m30</text:p>
          </table:table-cell>
          <table:table-cell office:value-type="float" office:value="310.19900000000001" table:style-name="ce20">
            <text:p>310,199</text:p>
          </table:table-cell>
          <table:table-cell office:value-type="float" office:value="44" table:style-name="ce20">
            <text:p>44</text:p>
          </table:table-cell>
          <table:table-cell office:value-type="float" office:value="0.55688715953307721" table:formula="of:=([.G32]-[.D32])/[.G32]" table:style-name="ce31">
            <text:p>0,56</text:p>
          </table:table-cell>
          <table:table-cell table:style-name="ce1"/>
          <table:table-cell office:value-type="string" table:style-name="ce19">
            <text:p>GKD-b_29_n100_m30</text:p>
          </table:table-cell>
          <table:table-cell office:value-type="float" office:value="211.01499999999999" table:style-name="ce20">
            <text:p>211,015</text:p>
          </table:table-cell>
          <table:table-cell office:value-type="float" office:value="472" table:style-name="ce20">
            <text:p>472</text:p>
          </table:table-cell>
          <table:table-cell office:value-type="float" office:value="0.34860953012819462" table:formula="of:=([.L32]-[.D32])/[.L32]" table:style-name="ce31">
            <text:p>0,35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30_n100_m30</text:p>
          </table:table-cell>
          <table:table-cell office:value-type="float" office:value="100" table:style-name="ce18">
            <text:p>100</text:p>
          </table:table-cell>
          <table:table-cell office:value-type="float" office:value="30" table:style-name="ce18">
            <text:p>30</text:p>
          </table:table-cell>
          <table:table-cell office:value-type="float" office:value="127.479740000001" table:style-name="ce18">
            <text:p>127,47974</text:p>
          </table:table-cell>
          <table:table-cell table:style-name="ce28"/>
          <table:table-cell office:value-type="string" table:style-name="ce19">
            <text:p>GKD-b_30_n100_m30</text:p>
          </table:table-cell>
          <table:table-cell office:value-type="float" office:value="422.32799999999997" table:style-name="ce20">
            <text:p>422,328</text:p>
          </table:table-cell>
          <table:table-cell office:value-type="float" office:value="35" table:style-name="ce20">
            <text:p>35</text:p>
          </table:table-cell>
          <table:table-cell office:value-type="float" office:value="0.69814992138811294" table:formula="of:=([.G33]-[.D33])/[.G33]" table:style-name="ce31">
            <text:p>0,70</text:p>
          </table:table-cell>
          <table:table-cell table:style-name="ce1"/>
          <table:table-cell office:value-type="string" table:style-name="ce19">
            <text:p>GKD-b_30_n100_m30</text:p>
          </table:table-cell>
          <table:table-cell office:value-type="float" office:value="204.589" table:style-name="ce20">
            <text:p>204,589</text:p>
          </table:table-cell>
          <table:table-cell office:value-type="float" office:value="740" table:style-name="ce20">
            <text:p>740</text:p>
          </table:table-cell>
          <table:table-cell office:value-type="float" office:value="0.37689836696987128" table:formula="of:=([.L33]-[.D33])/[.L33]" table:style-name="ce31">
            <text:p>0,38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31_n125_m12</text:p>
          </table:table-cell>
          <table:table-cell office:value-type="float" office:value="125" table:style-name="ce18">
            <text:p>125</text:p>
          </table:table-cell>
          <table:table-cell office:value-type="float" office:value="12" table:style-name="ce18">
            <text:p>12</text:p>
          </table:table-cell>
          <table:table-cell office:value-type="float" office:value="11.7451399999999" table:style-name="ce18">
            <text:p>11,74514</text:p>
          </table:table-cell>
          <table:table-cell table:style-name="ce28"/>
          <table:table-cell office:value-type="string" table:style-name="ce19">
            <text:p>GKD-b_31_n125_m12</text:p>
          </table:table-cell>
          <table:table-cell office:value-type="float" office:value="80.642899999999997" table:style-name="ce20">
            <text:p>80,6429</text:p>
          </table:table-cell>
          <table:table-cell office:value-type="float" office:value="5" table:style-name="ce20">
            <text:p>5</text:p>
          </table:table-cell>
          <table:table-cell office:value-type="float" office:value="0.85435618014729253" table:formula="of:=([.G34]-[.D34])/[.G34]" table:style-name="ce31">
            <text:p>0,85</text:p>
          </table:table-cell>
          <table:table-cell table:style-name="ce1"/>
          <table:table-cell office:value-type="string" table:style-name="ce19">
            <text:p>GKD-b_31_n125_m12</text:p>
          </table:table-cell>
          <table:table-cell office:value-type="float" office:value="34.3354" table:style-name="ce20">
            <text:p>34,3354</text:p>
          </table:table-cell>
          <table:table-cell office:value-type="float" office:value="77" table:style-name="ce20">
            <text:p>77</text:p>
          </table:table-cell>
          <table:table-cell office:value-type="float" office:value="0.65792913436278888" table:formula="of:=([.L34]-[.D34])/[.L34]" table:style-name="ce31">
            <text:p>0,66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32_n125_m12</text:p>
          </table:table-cell>
          <table:table-cell office:value-type="float" office:value="125" table:style-name="ce18">
            <text:p>125</text:p>
          </table:table-cell>
          <table:table-cell office:value-type="float" office:value="12" table:style-name="ce18">
            <text:p>12</text:p>
          </table:table-cell>
          <table:table-cell office:value-type="float" office:value="18.788929999999699" table:style-name="ce18">
            <text:p>18,78893</text:p>
          </table:table-cell>
          <table:table-cell table:style-name="ce28"/>
          <table:table-cell office:value-type="string" table:style-name="ce19">
            <text:p>GKD-b_32_n125_m12</text:p>
          </table:table-cell>
          <table:table-cell office:value-type="float" office:value="77.790599999999998" table:style-name="ce20">
            <text:p>77,7906</text:p>
          </table:table-cell>
          <table:table-cell office:value-type="float" office:value="5" table:style-name="ce20">
            <text:p>5</text:p>
          </table:table-cell>
          <table:table-cell office:value-type="float" office:value="0.75846786115546483" table:formula="of:=([.G35]-[.D35])/[.G35]" table:style-name="ce31">
            <text:p>0,76</text:p>
          </table:table-cell>
          <table:table-cell table:style-name="ce1"/>
          <table:table-cell office:value-type="string" table:style-name="ce19">
            <text:p>GKD-b_32_n125_m12</text:p>
          </table:table-cell>
          <table:table-cell office:value-type="float" office:value="48.077399999999997" table:style-name="ce20">
            <text:p>48,0774</text:p>
          </table:table-cell>
          <table:table-cell office:value-type="float" office:value="65" table:style-name="ce20">
            <text:p>65</text:p>
          </table:table-cell>
          <table:table-cell office:value-type="float" office:value="0.60919413279420898" table:formula="of:=([.L35]-[.D35])/[.L35]" table:style-name="ce31">
            <text:p>0,61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33_n125_m12</text:p>
          </table:table-cell>
          <table:table-cell office:value-type="float" office:value="125" table:style-name="ce18">
            <text:p>125</text:p>
          </table:table-cell>
          <table:table-cell office:value-type="float" office:value="12" table:style-name="ce18">
            <text:p>12</text:p>
          </table:table-cell>
          <table:table-cell office:value-type="float" office:value="18.531599999999798" table:style-name="ce18">
            <text:p>18,5316</text:p>
          </table:table-cell>
          <table:table-cell table:style-name="ce5"/>
          <table:table-cell office:value-type="string" table:style-name="ce19">
            <text:p>GKD-b_33_n125_m12</text:p>
          </table:table-cell>
          <table:table-cell office:value-type="float" office:value="83.584599999999995" table:style-name="ce20">
            <text:p>83,5846</text:p>
          </table:table-cell>
          <table:table-cell office:value-type="float" office:value="8" table:style-name="ce20">
            <text:p>8</text:p>
          </table:table-cell>
          <table:table-cell office:value-type="float" office:value="0.77828930209632152" table:formula="of:=([.G36]-[.D36])/[.G36]" table:style-name="ce31">
            <text:p>0,78</text:p>
          </table:table-cell>
          <table:table-cell table:style-name="ce27"/>
          <table:table-cell office:value-type="string" table:style-name="ce19">
            <text:p>GKD-b_33_n125_m12</text:p>
          </table:table-cell>
          <table:table-cell office:value-type="float" office:value="29.759899999999998" table:style-name="ce20">
            <text:p>29,7599</text:p>
          </table:table-cell>
          <table:table-cell office:value-type="float" office:value="78" table:style-name="ce20">
            <text:p>78</text:p>
          </table:table-cell>
          <table:table-cell office:value-type="float" office:value="0.3772962946784163" table:formula="of:=([.L36]-[.D36])/[.L36]" table:style-name="ce31">
            <text:p>0,38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34_n125_m12</text:p>
          </table:table-cell>
          <table:table-cell office:value-type="float" office:value="125" table:style-name="ce18">
            <text:p>125</text:p>
          </table:table-cell>
          <table:table-cell office:value-type="float" office:value="12" table:style-name="ce18">
            <text:p>12</text:p>
          </table:table-cell>
          <table:table-cell office:value-type="float" office:value="19.488330000000101" table:style-name="ce18">
            <text:p>19,48833</text:p>
          </table:table-cell>
          <table:table-cell table:style-name="ce1"/>
          <table:table-cell office:value-type="string" table:style-name="ce19">
            <text:p>GKD-b_34_n125_m12</text:p>
          </table:table-cell>
          <table:table-cell office:value-type="float" office:value="86.161199999999994" table:style-name="ce20">
            <text:p>86,1612</text:p>
          </table:table-cell>
          <table:table-cell office:value-type="float" office:value="5" table:style-name="ce20">
            <text:p>5</text:p>
          </table:table-cell>
          <table:table-cell office:value-type="float" office:value="0.77381547610757384" table:formula="of:=([.G37]-[.D37])/[.G37]" table:style-name="ce31">
            <text:p>0,77</text:p>
          </table:table-cell>
          <table:table-cell table:style-name="ce1"/>
          <table:table-cell office:value-type="string" table:style-name="ce19">
            <text:p>GKD-b_34_n125_m12</text:p>
          </table:table-cell>
          <table:table-cell office:value-type="float" office:value="54.7836" table:style-name="ce20">
            <text:p>54,7836</text:p>
          </table:table-cell>
          <table:table-cell office:value-type="float" office:value="71" table:style-name="ce20">
            <text:p>71</text:p>
          </table:table-cell>
          <table:table-cell office:value-type="float" office:value="0.6442670799290281" table:formula="of:=([.L37]-[.D37])/[.L37]" table:style-name="ce31">
            <text:p>0,64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35_n125_m12</text:p>
          </table:table-cell>
          <table:table-cell office:value-type="float" office:value="125" table:style-name="ce18">
            <text:p>125</text:p>
          </table:table-cell>
          <table:table-cell office:value-type="float" office:value="12" table:style-name="ce18">
            <text:p>12</text:p>
          </table:table-cell>
          <table:table-cell office:value-type="float" office:value="18.112419999999801" table:style-name="ce18">
            <text:p>18,11242</text:p>
          </table:table-cell>
          <table:table-cell table:style-name="ce1"/>
          <table:table-cell office:value-type="string" table:style-name="ce19">
            <text:p>GKD-b_35_n125_m12</text:p>
          </table:table-cell>
          <table:table-cell office:value-type="float" office:value="92.767300000000006" table:style-name="ce20">
            <text:p>92,7673</text:p>
          </table:table-cell>
          <table:table-cell office:value-type="float" office:value="5" table:style-name="ce20">
            <text:p>5</text:p>
          </table:table-cell>
          <table:table-cell office:value-type="float" office:value="0.80475426146929141" table:formula="of:=([.G38]-[.D38])/[.G38]" table:style-name="ce31">
            <text:p>0,80</text:p>
          </table:table-cell>
          <table:table-cell table:style-name="ce1"/>
          <table:table-cell office:value-type="string" table:style-name="ce19">
            <text:p>GKD-b_35_n125_m12</text:p>
          </table:table-cell>
          <table:table-cell office:value-type="float" office:value="50.647399999999998" table:style-name="ce20">
            <text:p>50,6474</text:p>
          </table:table-cell>
          <table:table-cell office:value-type="float" office:value="43" table:style-name="ce20">
            <text:p>43</text:p>
          </table:table-cell>
          <table:table-cell office:value-type="float" office:value="0.64238203738000765" table:formula="of:=([.L38]-[.D38])/[.L38]" table:style-name="ce31">
            <text:p>0,64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36_n125_m37</text:p>
          </table:table-cell>
          <table:table-cell office:value-type="float" office:value="125" table:style-name="ce18">
            <text:p>125</text:p>
          </table:table-cell>
          <table:table-cell office:value-type="float" office:value="37" table:style-name="ce18">
            <text:p>37</text:p>
          </table:table-cell>
          <table:table-cell office:value-type="float" office:value="155.434770000002" table:style-name="ce18">
            <text:p>155,43477</text:p>
          </table:table-cell>
          <table:table-cell table:style-name="ce1"/>
          <table:table-cell office:value-type="string" table:style-name="ce19">
            <text:p>GKD-b_36_n125_m37</text:p>
          </table:table-cell>
          <table:table-cell office:value-type="float" office:value="495.13799999999998" table:style-name="ce20">
            <text:p>495,138</text:p>
          </table:table-cell>
          <table:table-cell office:value-type="float" office:value="82" table:style-name="ce20">
            <text:p>82</text:p>
          </table:table-cell>
          <table:table-cell office:value-type="float" office:value="0.68607788131793157" table:formula="of:=([.G39]-[.D39])/[.G39]" table:style-name="ce31">
            <text:p>0,69</text:p>
          </table:table-cell>
          <table:table-cell table:style-name="ce1"/>
          <table:table-cell office:value-type="string" table:style-name="ce19">
            <text:p>GKD-b_36_n125_m37</text:p>
          </table:table-cell>
          <table:table-cell office:value-type="float" office:value="293.37400000000002" table:style-name="ce20">
            <text:p>293,374</text:p>
          </table:table-cell>
          <table:table-cell office:value-type="float" office:value="1247" table:style-name="ce20">
            <text:p>1247</text:p>
          </table:table-cell>
          <table:table-cell office:value-type="float" office:value="0.47018219065083477" table:formula="of:=([.L39]-[.D39])/[.L39]" table:style-name="ce31">
            <text:p>0,47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37_n125_m37</text:p>
          </table:table-cell>
          <table:table-cell office:value-type="float" office:value="125" table:style-name="ce18">
            <text:p>125</text:p>
          </table:table-cell>
          <table:table-cell office:value-type="float" office:value="37" table:style-name="ce18">
            <text:p>37</text:p>
          </table:table-cell>
          <table:table-cell office:value-type="float" office:value="198.89461999999901" table:style-name="ce18">
            <text:p>198,89462</text:p>
          </table:table-cell>
          <table:table-cell table:style-name="ce1"/>
          <table:table-cell office:value-type="string" table:style-name="ce19">
            <text:p>GKD-b_37_n125_m37</text:p>
          </table:table-cell>
          <table:table-cell office:value-type="float" office:value="493.89600000000002" table:style-name="ce20">
            <text:p>493,896</text:p>
          </table:table-cell>
          <table:table-cell office:value-type="float" office:value="87" table:style-name="ce20">
            <text:p>87</text:p>
          </table:table-cell>
          <table:table-cell office:value-type="float" office:value="0.59729453164229107" table:formula="of:=([.G40]-[.D40])/[.G40]" table:style-name="ce31">
            <text:p>0,60</text:p>
          </table:table-cell>
          <table:table-cell table:style-name="ce1"/>
          <table:table-cell office:value-type="string" table:style-name="ce19">
            <text:p>GKD-b_37_n125_m37</text:p>
          </table:table-cell>
          <table:table-cell office:value-type="float" office:value="347.20699999999999" table:style-name="ce20">
            <text:p>347,207</text:p>
          </table:table-cell>
          <table:table-cell office:value-type="float" office:value="908" table:style-name="ce20">
            <text:p>908</text:p>
          </table:table-cell>
          <table:table-cell office:value-type="float" office:value="0.4271583810234269" table:formula="of:=([.L40]-[.D40])/[.L40]" table:style-name="ce31">
            <text:p>0,43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38_n125_m37</text:p>
          </table:table-cell>
          <table:table-cell office:value-type="float" office:value="125" table:style-name="ce18">
            <text:p>125</text:p>
          </table:table-cell>
          <table:table-cell office:value-type="float" office:value="37" table:style-name="ce18">
            <text:p>37</text:p>
          </table:table-cell>
          <table:table-cell office:value-type="float" office:value="187.96702999999999" table:style-name="ce18">
            <text:p>187,96703</text:p>
          </table:table-cell>
          <table:table-cell table:style-name="ce1"/>
          <table:table-cell office:value-type="string" table:style-name="ce19">
            <text:p>GKD-b_38_n125_m37</text:p>
          </table:table-cell>
          <table:table-cell office:value-type="float" office:value="625.81899999999996" table:style-name="ce20">
            <text:p>625,819</text:p>
          </table:table-cell>
          <table:table-cell office:value-type="float" office:value="86" table:style-name="ce20">
            <text:p>86</text:p>
          </table:table-cell>
          <table:table-cell office:value-type="float" office:value="0.69964633544203669" table:formula="of:=([.G41]-[.D41])/[.G41]" table:style-name="ce31">
            <text:p>0,70</text:p>
          </table:table-cell>
          <table:table-cell table:style-name="ce1"/>
          <table:table-cell office:value-type="string" table:style-name="ce19">
            <text:p>GKD-b_38_n125_m37</text:p>
          </table:table-cell>
          <table:table-cell office:value-type="float" office:value="365.37700000000001" table:style-name="ce20">
            <text:p>365,377</text:p>
          </table:table-cell>
          <table:table-cell office:value-type="float" office:value="1679" table:style-name="ce20">
            <text:p>1679</text:p>
          </table:table-cell>
          <table:table-cell office:value-type="float" office:value="0.48555319574029021" table:formula="of:=([.L41]-[.D41])/[.L41]" table:style-name="ce31">
            <text:p>0,49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39_n125_m37</text:p>
          </table:table-cell>
          <table:table-cell office:value-type="float" office:value="125" table:style-name="ce18">
            <text:p>125</text:p>
          </table:table-cell>
          <table:table-cell office:value-type="float" office:value="37" table:style-name="ce18">
            <text:p>37</text:p>
          </table:table-cell>
          <table:table-cell office:value-type="float" office:value="168.590200000001" table:style-name="ce18">
            <text:p>168,5902</text:p>
          </table:table-cell>
          <table:table-cell table:style-name="ce5"/>
          <table:table-cell office:value-type="string" table:style-name="ce19">
            <text:p>GKD-b_39_n125_m37</text:p>
          </table:table-cell>
          <table:table-cell office:value-type="float" office:value="426.84699999999998" table:style-name="ce20">
            <text:p>426,847</text:p>
          </table:table-cell>
          <table:table-cell office:value-type="float" office:value="93" table:style-name="ce20">
            <text:p>93</text:p>
          </table:table-cell>
          <table:table-cell office:value-type="float" office:value="0.60503365374478202" table:formula="of:=([.G42]-[.D42])/[.G42]" table:style-name="ce31">
            <text:p>0,61</text:p>
          </table:table-cell>
          <table:table-cell table:style-name="ce27"/>
          <table:table-cell office:value-type="string" table:style-name="ce19">
            <text:p>GKD-b_39_n125_m37</text:p>
          </table:table-cell>
          <table:table-cell office:value-type="float" office:value="308.65800000000002" table:style-name="ce20">
            <text:p>308,658</text:p>
          </table:table-cell>
          <table:table-cell office:value-type="float" office:value="1396" table:style-name="ce20">
            <text:p>1396</text:p>
          </table:table-cell>
          <table:table-cell office:value-type="float" office:value="0.45379611090591854" table:formula="of:=([.L42]-[.D42])/[.L42]" table:style-name="ce31">
            <text:p>0,45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40_n125_m37</text:p>
          </table:table-cell>
          <table:table-cell office:value-type="float" office:value="125" table:style-name="ce18">
            <text:p>125</text:p>
          </table:table-cell>
          <table:table-cell office:value-type="float" office:value="37" table:style-name="ce18">
            <text:p>37</text:p>
          </table:table-cell>
          <table:table-cell office:value-type="float" office:value="178.193740000003" table:style-name="ce18">
            <text:p>178,19374</text:p>
          </table:table-cell>
          <table:table-cell table:style-name="ce28"/>
          <table:table-cell office:value-type="string" table:style-name="ce19">
            <text:p>GKD-b_40_n125_m37</text:p>
          </table:table-cell>
          <table:table-cell office:value-type="float" office:value="440.07499999999999" table:style-name="ce20">
            <text:p>440,075</text:p>
          </table:table-cell>
          <table:table-cell office:value-type="float" office:value="91" table:style-name="ce20">
            <text:p>91</text:p>
          </table:table-cell>
          <table:table-cell office:value-type="float" office:value="0.59508324717377037" table:formula="of:=([.G43]-[.D43])/[.G43]" table:style-name="ce31">
            <text:p>0,60</text:p>
          </table:table-cell>
          <table:table-cell table:style-name="ce1"/>
          <table:table-cell office:value-type="string" table:style-name="ce19">
            <text:p>GKD-b_40_n125_m37</text:p>
          </table:table-cell>
          <table:table-cell office:value-type="float" office:value="235.36799999999999" table:style-name="ce20">
            <text:p>235,368</text:p>
          </table:table-cell>
          <table:table-cell office:value-type="float" office:value="4448" table:style-name="ce20">
            <text:p>4448</text:p>
          </table:table-cell>
          <table:table-cell office:value-type="float" office:value="0.24291432990039849" table:formula="of:=([.L43]-[.D43])/[.L43]" table:style-name="ce31">
            <text:p>0,24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41_n150_m15</text:p>
          </table:table-cell>
          <table:table-cell office:value-type="float" office:value="150" table:style-name="ce18">
            <text:p>150</text:p>
          </table:table-cell>
          <table:table-cell office:value-type="float" office:value="15" table:style-name="ce18">
            <text:p>15</text:p>
          </table:table-cell>
          <table:table-cell office:value-type="float" office:value="23.346080000000299" table:style-name="ce18">
            <text:p>23,34608</text:p>
          </table:table-cell>
          <table:table-cell table:style-name="ce5"/>
          <table:table-cell office:value-type="string" table:style-name="ce19">
            <text:p>GKD-b_41_n150_m15</text:p>
          </table:table-cell>
          <table:table-cell office:value-type="float" office:value="120.91800000000001" table:style-name="ce20">
            <text:p>120,918</text:p>
          </table:table-cell>
          <table:table-cell office:value-type="float" office:value="14" table:style-name="ce20">
            <text:p>14</text:p>
          </table:table-cell>
          <table:table-cell office:value-type="float" office:value="0.80692634678046038" table:formula="of:=([.G44]-[.D44])/[.G44]" table:style-name="ce31">
            <text:p>0,81</text:p>
          </table:table-cell>
          <table:table-cell table:style-name="ce5"/>
          <table:table-cell office:value-type="string" table:style-name="ce19">
            <text:p>GKD-b_41_n150_m15</text:p>
          </table:table-cell>
          <table:table-cell office:value-type="float" office:value="66.726299999999995" table:style-name="ce20">
            <text:p>66,7263</text:p>
          </table:table-cell>
          <table:table-cell office:value-type="float" office:value="526" table:style-name="ce20">
            <text:p>526</text:p>
          </table:table-cell>
          <table:table-cell office:value-type="float" office:value="0.65012176608023675" table:formula="of:=([.L44]-[.D44])/[.L44]" table:style-name="ce31">
            <text:p>0,65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42_n150_m15</text:p>
          </table:table-cell>
          <table:table-cell office:value-type="float" office:value="150" table:style-name="ce18">
            <text:p>150</text:p>
          </table:table-cell>
          <table:table-cell office:value-type="float" office:value="15" table:style-name="ce18">
            <text:p>15</text:p>
          </table:table-cell>
          <table:table-cell office:value-type="float" office:value="26.789499999999599" table:style-name="ce18">
            <text:p>26,7895</text:p>
          </table:table-cell>
          <table:table-cell table:style-name="ce28"/>
          <table:table-cell office:value-type="string" table:style-name="ce19">
            <text:p>GKD-b_42_n150_m15</text:p>
          </table:table-cell>
          <table:table-cell office:value-type="float" office:value="133.065" table:style-name="ce20">
            <text:p>133,065</text:p>
          </table:table-cell>
          <table:table-cell office:value-type="float" office:value="10" table:style-name="ce20">
            <text:p>10</text:p>
          </table:table-cell>
          <table:table-cell office:value-type="float" office:value="0.79867358058092208" table:formula="of:=([.G45]-[.D45])/[.G45]" table:style-name="ce31">
            <text:p>0,80</text:p>
          </table:table-cell>
          <table:table-cell table:style-name="ce1"/>
          <table:table-cell office:value-type="string" table:style-name="ce19">
            <text:p>GKD-b_42_n150_m15</text:p>
          </table:table-cell>
          <table:table-cell office:value-type="float" office:value="52.258899999999997" table:style-name="ce20">
            <text:p>52,2589</text:p>
          </table:table-cell>
          <table:table-cell office:value-type="float" office:value="189" table:style-name="ce20">
            <text:p>189</text:p>
          </table:table-cell>
          <table:table-cell office:value-type="float" office:value="0.4873696155104757" table:formula="of:=([.L45]-[.D45])/[.L45]" table:style-name="ce31">
            <text:p>0,49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43_n150_m15</text:p>
          </table:table-cell>
          <table:table-cell office:value-type="float" office:value="150" table:style-name="ce18">
            <text:p>150</text:p>
          </table:table-cell>
          <table:table-cell office:value-type="float" office:value="15" table:style-name="ce18">
            <text:p>15</text:p>
          </table:table-cell>
          <table:table-cell office:value-type="float" office:value="26.7544699999996" table:style-name="ce18">
            <text:p>26,75447</text:p>
          </table:table-cell>
          <table:table-cell table:style-name="ce28"/>
          <table:table-cell office:value-type="string" table:style-name="ce19">
            <text:p>GKD-b_43_n150_m15</text:p>
          </table:table-cell>
          <table:table-cell office:value-type="float" office:value="116.443" table:style-name="ce20">
            <text:p>116,443</text:p>
          </table:table-cell>
          <table:table-cell office:value-type="float" office:value="10" table:style-name="ce20">
            <text:p>10</text:p>
          </table:table-cell>
          <table:table-cell office:value-type="float" office:value="0.77023548002027087" table:formula="of:=([.G46]-[.D46])/[.G46]" table:style-name="ce31">
            <text:p>0,77</text:p>
          </table:table-cell>
          <table:table-cell table:style-name="ce1"/>
          <table:table-cell office:value-type="string" table:style-name="ce19">
            <text:p>GKD-b_43_n150_m15</text:p>
          </table:table-cell>
          <table:table-cell office:value-type="float" office:value="60.713500000000003" table:style-name="ce20">
            <text:p>60,7135</text:p>
          </table:table-cell>
          <table:table-cell office:value-type="float" office:value="123" table:style-name="ce20">
            <text:p>123</text:p>
          </table:table-cell>
          <table:table-cell office:value-type="float" office:value="0.55933243841979796" table:formula="of:=([.L46]-[.D46])/[.L46]" table:style-name="ce31">
            <text:p>0,56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44_n150_m15</text:p>
          </table:table-cell>
          <table:table-cell office:value-type="float" office:value="150" table:style-name="ce18">
            <text:p>150</text:p>
          </table:table-cell>
          <table:table-cell office:value-type="float" office:value="15" table:style-name="ce18">
            <text:p>15</text:p>
          </table:table-cell>
          <table:table-cell office:value-type="float" office:value="25.935590000000499" table:style-name="ce18">
            <text:p>25,93559</text:p>
          </table:table-cell>
          <table:table-cell table:style-name="ce1"/>
          <table:table-cell office:value-type="string" table:style-name="ce19">
            <text:p>GKD-b_44_n150_m15</text:p>
          </table:table-cell>
          <table:table-cell office:value-type="float" office:value="93.021000000000001" table:style-name="ce20">
            <text:p>93,021</text:p>
          </table:table-cell>
          <table:table-cell office:value-type="float" office:value="10" table:style-name="ce20">
            <text:p>10</text:p>
          </table:table-cell>
          <table:table-cell office:value-type="float" office:value="0.72118564625191617" table:formula="of:=([.G47]-[.D47])/[.G47]" table:style-name="ce31">
            <text:p>0,72</text:p>
          </table:table-cell>
          <table:table-cell table:style-name="ce1"/>
          <table:table-cell office:value-type="string" table:style-name="ce19">
            <text:p>GKD-b_44_n150_m15</text:p>
          </table:table-cell>
          <table:table-cell office:value-type="float" office:value="51.538800000000002" table:style-name="ce20">
            <text:p>51,5388</text:p>
          </table:table-cell>
          <table:table-cell office:value-type="float" office:value="146" table:style-name="ce20">
            <text:p>146</text:p>
          </table:table-cell>
          <table:table-cell office:value-type="float" office:value="0.49677543908665905" table:formula="of:=([.L47]-[.D47])/[.L47]" table:style-name="ce31">
            <text:p>0,50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45_n150_m15</text:p>
          </table:table-cell>
          <table:table-cell office:value-type="float" office:value="150" table:style-name="ce18">
            <text:p>150</text:p>
          </table:table-cell>
          <table:table-cell office:value-type="float" office:value="15" table:style-name="ce18">
            <text:p>15</text:p>
          </table:table-cell>
          <table:table-cell office:value-type="float" office:value="27.773009999999399" table:style-name="ce18">
            <text:p>27,77301</text:p>
          </table:table-cell>
          <table:table-cell table:style-name="ce1"/>
          <table:table-cell office:value-type="string" table:style-name="ce19">
            <text:p>GKD-b_45_n150_m15</text:p>
          </table:table-cell>
          <table:table-cell office:value-type="float" office:value="155.20500000000001" table:style-name="ce20">
            <text:p>155,205</text:p>
          </table:table-cell>
          <table:table-cell office:value-type="float" office:value="10" table:style-name="ce20">
            <text:p>10</text:p>
          </table:table-cell>
          <table:table-cell office:value-type="float" office:value="0.82105595824877164" table:formula="of:=([.G48]-[.D48])/[.G48]" table:style-name="ce31">
            <text:p>0,82</text:p>
          </table:table-cell>
          <table:table-cell table:style-name="ce1"/>
          <table:table-cell office:value-type="string" table:style-name="ce19">
            <text:p>GKD-b_45_n150_m15</text:p>
          </table:table-cell>
          <table:table-cell office:value-type="float" office:value="60.094999999999999" table:style-name="ce20">
            <text:p>60,095</text:p>
          </table:table-cell>
          <table:table-cell office:value-type="float" office:value="146" table:style-name="ce20">
            <text:p>146</text:p>
          </table:table-cell>
          <table:table-cell office:value-type="float" office:value="0.53784824028622347" table:formula="of:=([.L48]-[.D48])/[.L48]" table:style-name="ce31">
            <text:p>0,54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GKD-b_46_n150_m45</text:p>
          </table:table-cell>
          <table:table-cell office:value-type="float" office:value="150" table:style-name="ce18">
            <text:p>150</text:p>
          </table:table-cell>
          <table:table-cell office:value-type="float" office:value="45" table:style-name="ce18">
            <text:p>45</text:p>
          </table:table-cell>
          <table:table-cell office:value-type="float" office:value="227.74930999999799" table:style-name="ce18">
            <text:p>227,74931</text:p>
          </table:table-cell>
          <table:table-cell table:style-name="ce1"/>
          <table:table-cell office:value-type="string" table:style-name="ce19">
            <text:p>GKD-b_46_n150_m45</text:p>
          </table:table-cell>
          <table:table-cell office:value-type="float" office:value="615.11400000000003" table:style-name="ce20">
            <text:p>615,114</text:p>
          </table:table-cell>
          <table:table-cell office:value-type="float" office:value="175" table:style-name="ce20">
            <text:p>175</text:p>
          </table:table-cell>
          <table:table-cell office:value-type="float" office:value="0.62974455141648866" table:formula="of:=([.G49]-[.D49])/[.G49]" table:style-name="ce31">
            <text:p>0,63</text:p>
          </table:table-cell>
          <table:table-cell table:style-name="ce1"/>
          <table:table-cell office:value-type="string" table:style-name="ce19">
            <text:p>GKD-b_46_n150_m45</text:p>
          </table:table-cell>
          <table:table-cell office:value-type="float" office:value="586.78" table:style-name="ce20">
            <text:p>586,78</text:p>
          </table:table-cell>
          <table:table-cell office:value-type="float" office:value="2780" table:style-name="ce20">
            <text:p>2780</text:p>
          </table:table-cell>
          <table:table-cell office:value-type="float" office:value="0.6118659293091141" table:formula="of:=([.L49]-[.D49])/[.L49]" table:style-name="ce31">
            <text:p>0,6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47_n150_m45</text:p>
          </table:table-cell>
          <table:table-cell office:value-type="float" office:value="150" table:style-name="ce18">
            <text:p>150</text:p>
          </table:table-cell>
          <table:table-cell office:value-type="float" office:value="45" table:style-name="ce18">
            <text:p>45</text:p>
          </table:table-cell>
          <table:table-cell office:value-type="float" office:value="228.60290000000001" table:style-name="ce18">
            <text:p>228,6029</text:p>
          </table:table-cell>
          <table:table-cell table:style-name="ce1"/>
          <table:table-cell office:value-type="string" table:style-name="ce19">
            <text:p>GKD-b_47_n150_m45</text:p>
          </table:table-cell>
          <table:table-cell office:value-type="float" office:value="571.20600000000002" table:style-name="ce20">
            <text:p>571,206</text:p>
          </table:table-cell>
          <table:table-cell office:value-type="float" office:value="172" table:style-name="ce20">
            <text:p>172</text:p>
          </table:table-cell>
          <table:table-cell office:value-type="float" office:value="0.59978904283218315" table:formula="of:=([.G50]-[.D50])/[.G50]" table:style-name="ce31">
            <text:p>0,60</text:p>
          </table:table-cell>
          <table:table-cell table:style-name="ce1"/>
          <table:table-cell office:value-type="string" table:style-name="ce19">
            <text:p>GKD-b_47_n150_m45</text:p>
          </table:table-cell>
          <table:table-cell office:value-type="float" office:value="418.99099999999999" table:style-name="ce20">
            <text:p>418,991</text:p>
          </table:table-cell>
          <table:table-cell office:value-type="float" office:value="4371" table:style-name="ce20">
            <text:p>4371</text:p>
          </table:table-cell>
          <table:table-cell office:value-type="float" office:value="0.45439663381791012" table:formula="of:=([.L50]-[.D50])/[.L50]" table:style-name="ce31">
            <text:p>0,4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48_n150_m45</text:p>
          </table:table-cell>
          <table:table-cell office:value-type="float" office:value="150" table:style-name="ce18">
            <text:p>150</text:p>
          </table:table-cell>
          <table:table-cell office:value-type="float" office:value="45" table:style-name="ce18">
            <text:p>45</text:p>
          </table:table-cell>
          <table:table-cell office:value-type="float" office:value="226.745339999999" table:style-name="ce18">
            <text:p>226,74534</text:p>
          </table:table-cell>
          <table:table-cell table:style-name="ce1"/>
          <table:table-cell office:value-type="string" table:style-name="ce19">
            <text:p>GKD-b_48_n150_m45</text:p>
          </table:table-cell>
          <table:table-cell office:value-type="float" office:value="673.04499999999996" table:style-name="ce20">
            <text:p>673,045</text:p>
          </table:table-cell>
          <table:table-cell office:value-type="float" office:value="177" table:style-name="ce20">
            <text:p>177</text:p>
          </table:table-cell>
          <table:table-cell office:value-type="float" office:value="0.6631052307052292" table:formula="of:=([.G51]-[.D51])/[.G51]" table:style-name="ce31">
            <text:p>0,66</text:p>
          </table:table-cell>
          <table:table-cell table:style-name="ce1"/>
          <table:table-cell office:value-type="string" table:style-name="ce19">
            <text:p>GKD-b_48_n150_m45</text:p>
          </table:table-cell>
          <table:table-cell office:value-type="float" office:value="354.77600000000001" table:style-name="ce20">
            <text:p>354,776</text:p>
          </table:table-cell>
          <table:table-cell office:value-type="float" office:value="3220" table:style-name="ce20">
            <text:p>3220</text:p>
          </table:table-cell>
          <table:table-cell office:value-type="float" office:value="0.36087745507024432" table:formula="of:=([.L51]-[.D51])/[.L51]" table:style-name="ce31">
            <text:p>0,3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49_n150_m45</text:p>
          </table:table-cell>
          <table:table-cell office:value-type="float" office:value="150" table:style-name="ce18">
            <text:p>150</text:p>
          </table:table-cell>
          <table:table-cell office:value-type="float" office:value="45" table:style-name="ce18">
            <text:p>45</text:p>
          </table:table-cell>
          <table:table-cell office:value-type="float" office:value="226.409610000003" table:style-name="ce18">
            <text:p>226,40961</text:p>
          </table:table-cell>
          <table:table-cell table:style-name="ce1"/>
          <table:table-cell office:value-type="string" table:style-name="ce19">
            <text:p>GKD-b_49_n150_m45</text:p>
          </table:table-cell>
          <table:table-cell office:value-type="float" office:value="515.54600000000005" table:style-name="ce20">
            <text:p>515,546</text:p>
          </table:table-cell>
          <table:table-cell office:value-type="float" office:value="196" table:style-name="ce20">
            <text:p>196</text:p>
          </table:table-cell>
          <table:table-cell office:value-type="float" office:value="0.56083528918854386" table:formula="of:=([.G52]-[.D52])/[.G52]" table:style-name="ce31">
            <text:p>0,56</text:p>
          </table:table-cell>
          <table:table-cell table:style-name="ce1"/>
          <table:table-cell office:value-type="string" table:style-name="ce19">
            <text:p>GKD-b_49_n150_m45</text:p>
          </table:table-cell>
          <table:table-cell office:value-type="float" office:value="335.75" table:style-name="ce20">
            <text:p>335,75</text:p>
          </table:table-cell>
          <table:table-cell office:value-type="float" office:value="6545" table:style-name="ce20">
            <text:p>6545</text:p>
          </table:table-cell>
          <table:table-cell office:value-type="float" office:value="0.32566013402828592" table:formula="of:=([.L52]-[.D52])/[.L52]" table:style-name="ce31">
            <text:p>0,3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18">
            <text:p>GKD-b_50_n150_m45</text:p>
          </table:table-cell>
          <table:table-cell office:value-type="float" office:value="150" table:style-name="ce18">
            <text:p>150</text:p>
          </table:table-cell>
          <table:table-cell office:value-type="float" office:value="45" table:style-name="ce18">
            <text:p>45</text:p>
          </table:table-cell>
          <table:table-cell office:value-type="float" office:value="248.856619999998" table:style-name="ce18">
            <text:p>248,85662</text:p>
          </table:table-cell>
          <table:table-cell table:style-name="ce1"/>
          <table:table-cell office:value-type="string" table:style-name="ce19">
            <text:p>GKD-b_50_n150_m45</text:p>
          </table:table-cell>
          <table:table-cell office:value-type="float" office:value="469.536" table:style-name="ce20">
            <text:p>469,536</text:p>
          </table:table-cell>
          <table:table-cell office:value-type="float" office:value="177" table:style-name="ce20">
            <text:p>177</text:p>
          </table:table-cell>
          <table:table-cell office:value-type="float" office:value="0.46999459040414793" table:formula="of:=([.G53]-[.D53])/[.G53]" table:style-name="ce31">
            <text:p>0,47</text:p>
          </table:table-cell>
          <table:table-cell table:style-name="ce1"/>
          <table:table-cell office:value-type="string" table:style-name="ce19">
            <text:p>GKD-b_50_n150_m45</text:p>
          </table:table-cell>
          <table:table-cell office:value-type="float" office:value="400.053" table:style-name="ce20">
            <text:p>400,053</text:p>
          </table:table-cell>
          <table:table-cell office:value-type="float" office:value="3462" table:style-name="ce20">
            <text:p>3462</text:p>
          </table:table-cell>
          <table:table-cell office:value-type="float" office:value="0.37794087283435446" table:formula="of:=([.L53]-[.D53])/[.L53]" table:style-name="ce31">
            <text:p>0,38</text:p>
          </table:table-cell>
          <table:table-cell table:number-columns-repeated="16370" table:style-name="ce1"/>
        </table:table-row>
        <table:table-row table:number-rows-repeated="2" table:style-name="ro6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number-columns-spanned="4" table:number-rows-spanned="1" table:style-name="ce30">
            <text:p>Algoritmo BMB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30">
            <text:p>Algoritmo ES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table-cell table:number-columns-repeated="5" table:style-name="ce1"/>
          <table:table-cell office:value-type="string" table:style-name="ce15">
            <text:p>Caso</text:p>
          </table:table-cell>
          <table:table-cell office:value-type="string" table:style-name="ce16">
            <text:p>Coste medio obtenido</text:p>
          </table:table-cell>
          <table:table-cell office:value-type="string" table:style-name="ce17">
            <text:p>Tiempo (ms)</text:p>
          </table:table-cell>
          <table:table-cell office:value-type="string" table:style-name="ce10">
            <text:p>Desv</text:p>
          </table:table-cell>
          <table:table-cell table:style-name="ce1"/>
          <table:table-cell office:value-type="string" table:style-name="ce15">
            <text:p>Caso</text:p>
          </table:table-cell>
          <table:table-cell office:value-type="string" table:style-name="ce16">
            <text:p>Coste medio obtenido</text:p>
          </table:table-cell>
          <table:table-cell office:value-type="string" table:style-name="ce17">
            <text:p>Tiempo (ms)</text:p>
          </table:table-cell>
          <table:table-cell office:value-type="string" table:style-name="ce10">
            <text:p>Desv</text:p>
          </table:table-cell>
          <table:table-cell table:number-columns-repeated="16370" table:style-name="ce1"/>
        </table:table-row>
        <table:table-row table:style-name="ro3">
          <table:table-cell table:number-columns-repeated="5" table:style-name="ce1"/>
          <table:table-cell office:value-type="string" table:style-name="ce19">
            <text:p>GKD-b_1_n25_m2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float" office:value="0" table:formula="of:=IF(ISERR(([.G57]-[.#REF!])/[.G57]);0;([.G57]-[.#REF!])/[.G57])" table:style-name="ce33">
            <text:p>0,00</text:p>
          </table:table-cell>
          <table:table-cell table:style-name="ce1"/>
          <table:table-cell office:value-type="string" table:style-name="ce19">
            <text:p>GKD-b_1_n25_m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ERR(([.L57]-[.D171])/[.L57]);0;([.L57]-[.D171])/[.L57])" table:style-name="ce32">
            <text:p>0,00</text:p>
          </table:table-cell>
          <table:table-cell table:number-columns-repeated="16370" table:style-name="ce1"/>
        </table:table-row>
        <table:table-row table:style-name="ro4">
          <table:table-cell table:number-columns-repeated="5" table:style-name="ce1"/>
          <table:table-cell office:value-type="string" table:style-name="ce19">
            <text:p>GKD-b_2_n25_m2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float" office:value="0" table:formula="of:=IF(ISERR(([.G58]-[.#REF!])/[.G58]);0;([.G58]-[.#REF!])/[.G58])" table:style-name="ce33">
            <text:p>0,00</text:p>
          </table:table-cell>
          <table:table-cell table:style-name="ce1"/>
          <table:table-cell office:value-type="string" table:style-name="ce19">
            <text:p>GKD-b_2_n25_m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ERR(([.L58]-[.D172])/[.L58]);0;([.L58]-[.D172])/[.L58])" table:style-name="ce32">
            <text:p>0,00</text:p>
          </table:table-cell>
          <table:table-cell table:style-name="ce1"/>
          <table:table-cell table:style-name="ce8"/>
          <table:table-cell office:value-type="string" table:style-name="ce22">
            <text:p>BMB</text:p>
          </table:table-cell>
          <table:table-cell office:value-type="string" table:style-name="ce22">
            <text:p>ES</text:p>
          </table:table-cell>
          <table:table-cell table:number-columns-repeated="16366" table:style-name="ce1"/>
        </table:table-row>
        <table:table-row table:style-name="ro1">
          <table:table-cell table:number-columns-repeated="5" table:style-name="ce1"/>
          <table:table-cell office:value-type="string" table:style-name="ce19">
            <text:p>GKD-b_3_n25_m2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float" office:value="0" table:formula="of:=IF(ISERR(([.G59]-[.#REF!])/[.G59]);0;([.G59]-[.#REF!])/[.G59])" table:style-name="ce33">
            <text:p>0,00</text:p>
          </table:table-cell>
          <table:table-cell table:style-name="ce1"/>
          <table:table-cell office:value-type="string" table:style-name="ce19">
            <text:p>GKD-b_3_n25_m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ERR(([.L59]-[.D173])/[.L59]);0;([.L59]-[.D173])/[.L59])" table:style-name="ce32">
            <text:p>0,00</text:p>
          </table:table-cell>
          <table:table-cell table:style-name="ce1"/>
          <table:table-cell office:value-type="string" table:style-name="ce23">
            <text:p>Media Desv:</text:p>
          </table:table-cell>
          <table:table-cell office:value-type="float" office:value="0.3662149377566854" table:formula="of:=SUM([.I57:.I106])/[.B1]" table:style-name="ce24">
            <text:p>0,366214938</text:p>
          </table:table-cell>
          <table:table-cell office:value-type="float" office:value="0.56410690642790595" table:formula="of:=SUM([.N58:.N107])/[.B1]" table:style-name="ce24">
            <text:p>0,564106906</text:p>
          </table:table-cell>
          <table:table-cell table:number-columns-repeated="16366" table:style-name="ce1"/>
        </table:table-row>
        <table:table-row table:style-name="ro5">
          <table:table-cell table:number-columns-repeated="5" table:style-name="ce1"/>
          <table:table-cell office:value-type="string" table:style-name="ce19">
            <text:p>GKD-b_4_n25_m2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float" office:value="0" table:formula="of:=IF(ISERR(([.G60]-[.#REF!])/[.G60]);0;([.G60]-[.#REF!])/[.G60])" table:style-name="ce33">
            <text:p>0,00</text:p>
          </table:table-cell>
          <table:table-cell table:style-name="ce1"/>
          <table:table-cell office:value-type="string" table:style-name="ce19">
            <text:p>GKD-b_4_n25_m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ISERR(([.L60]-[.D174])/[.L60]);0;([.L60]-[.D174])/[.L60])" table:style-name="ce32">
            <text:p>0,00</text:p>
          </table:table-cell>
          <table:table-cell table:style-name="ce1"/>
          <table:table-cell office:value-type="string" table:style-name="ce23">
            <text:p>Media Tiempo(MS):</text:p>
          </table:table-cell>
          <table:table-cell office:value-type="float" office:value="9604.16" table:formula="of:=SUM([.H57:.H106])/[.B1]" table:style-name="ce25">
            <text:p>9604,16</text:p>
          </table:table-cell>
          <table:table-cell office:value-type="float" office:value="164.6" table:formula="of:=SUM([.M58:.M107])/[.B1]" table:style-name="ce25">
            <text:p>164,6</text:p>
          </table:table-cell>
          <table:table-cell table:number-columns-repeated="16366" table:style-name="ce1"/>
        </table:table-row>
        <table:table-row table:style-name="ro3">
          <table:table-cell table:number-columns-repeated="5" table:style-name="ce1"/>
          <table:table-cell office:value-type="string" table:style-name="ce19">
            <text:p>GKD-b_5_n25_m2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float" office:value="0" table:formula="of:=IF(ISERR(([.G61]-[.#REF!])/[.G61]);0;([.G61]-[.#REF!])/[.G61])" table:style-name="ce33">
            <text:p>0,00</text:p>
          </table:table-cell>
          <table:table-cell table:style-name="ce1"/>
          <table:table-cell office:value-type="string" table:style-name="ce19">
            <text:p>GKD-b_5_n25_m2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IF(ISERR(([.L61]-[.D175])/[.L61]);0;([.L61]-[.D175])/[.L61])" table:style-name="ce32">
            <text:p>0,00</text:p>
          </table:table-cell>
          <table:table-cell table:style-name="ce1"/>
          <table:table-cell table:style-name="ce8"/>
          <table:table-cell table:style-name="ce9"/>
          <table:table-cell table:number-columns-repeated="16367" table:style-name="ce1"/>
        </table:table-row>
        <table:table-row table:style-name="ro3">
          <table:table-cell table:number-columns-repeated="5" table:style-name="ce1"/>
          <table:table-cell office:value-type="string" table:style-name="ce19">
            <text:p>GKD-b_6_n25_m7</text:p>
          </table:table-cell>
          <table:table-cell office:value-type="float" office:value="20.044" table:style-name="ce20">
            <text:p>20,044</text:p>
          </table:table-cell>
          <table:table-cell office:value-type="float" office:value="41" table:style-name="ce20">
            <text:p>41</text:p>
          </table:table-cell>
          <table:table-cell office:value-type="float" office:value="0.3654979046098733" table:formula="of:=([.G63]-[.D9])/[.G63]" table:style-name="ce33">
            <text:p>0,37</text:p>
          </table:table-cell>
          <table:table-cell table:style-name="ce1"/>
          <table:table-cell office:value-type="string" table:style-name="ce19">
            <text:p>GKD-b_6_n25_m7</text:p>
          </table:table-cell>
          <table:table-cell office:value-type="float" office:value="37.075200000000002" table:style-name="ce29">
            <text:p>37,0752</text:p>
          </table:table-cell>
          <table:table-cell office:value-type="float" office:value="9" table:style-name="ce1">
            <text:p>9</text:p>
          </table:table-cell>
          <table:table-cell office:value-type="float" office:value="0.65696853961678703" table:formula="of:=([.L63]-[.D9])/[.L63]" table:style-name="ce32">
            <text:p>0,66</text:p>
          </table:table-cell>
          <table:table-cell table:number-columns-repeated="16370" table:style-name="ce1"/>
        </table:table-row>
        <table:table-row table:style-name="ro3">
          <table:table-cell table:number-columns-repeated="5" table:style-name="ce1"/>
          <table:table-cell office:value-type="string" table:style-name="ce19">
            <text:p>GKD-b_7_n25_m7</text:p>
          </table:table-cell>
          <table:table-cell office:value-type="float" office:value="18.063400000000001" table:style-name="ce20">
            <text:p>18,0634</text:p>
          </table:table-cell>
          <table:table-cell office:value-type="float" office:value="34" table:style-name="ce20">
            <text:p>34</text:p>
          </table:table-cell>
          <table:table-cell office:value-type="float" office:value="0.21948525748199676" table:formula="of:=([.G64]-[.D10])/[.G64]" table:style-name="ce33">
            <text:p>0,22</text:p>
          </table:table-cell>
          <table:table-cell table:style-name="ce1"/>
          <table:table-cell office:value-type="string" table:style-name="ce19">
            <text:p>GKD-b_7_n25_m7</text:p>
          </table:table-cell>
          <table:table-cell office:value-type="float" office:value="41.464399999999998" table:style-name="ce29">
            <text:p>41,4644</text:p>
          </table:table-cell>
          <table:table-cell office:value-type="float" office:value="4" table:style-name="ce1">
            <text:p>4</text:p>
          </table:table-cell>
          <table:table-cell office:value-type="float" office:value="0.65997940401887645" table:formula="of:=([.L64]-[.D10])/[.L64]" table:style-name="ce32">
            <text:p>0,66</text:p>
          </table:table-cell>
          <table:table-cell table:number-columns-repeated="6" table:style-name="ce1"/>
          <table:table-cell office:value-type="float" office:value="0" table:style-name="ce29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8_n25_m7</text:p>
          </table:table-cell>
          <table:table-cell office:value-type="float" office:value="21.285599999999999" table:style-name="ce20">
            <text:p>21,2856</text:p>
          </table:table-cell>
          <table:table-cell office:value-type="float" office:value="34" table:style-name="ce20">
            <text:p>34</text:p>
          </table:table-cell>
          <table:table-cell office:value-type="float" office:value="0.21255731574398648" table:formula="of:=([.G65]-[.D11])/[.G65]" table:style-name="ce33">
            <text:p>0,21</text:p>
          </table:table-cell>
          <table:table-cell table:style-name="ce1"/>
          <table:table-cell office:value-type="string" table:style-name="ce19">
            <text:p>GKD-b_8_n25_m7</text:p>
          </table:table-cell>
          <table:table-cell office:value-type="float" office:value="54.978299999999997" table:style-name="ce29">
            <text:p>54,9783</text:p>
          </table:table-cell>
          <table:table-cell office:value-type="float" office:value="5" table:style-name="ce1">
            <text:p>5</text:p>
          </table:table-cell>
          <table:table-cell office:value-type="float" office:value="0.69513080615443179" table:formula="of:=([.L65]-[.D11])/[.L65]" table:style-name="ce32">
            <text:p>0,70</text:p>
          </table:table-cell>
          <table:table-cell table:number-columns-repeated="6" table:style-name="ce1"/>
          <table:table-cell office:value-type="float" office:value="0" table:style-name="ce29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9_n25_m7</text:p>
          </table:table-cell>
          <table:table-cell office:value-type="float" office:value="28.660299999999999" table:style-name="ce20">
            <text:p>28,6603</text:p>
          </table:table-cell>
          <table:table-cell office:value-type="float" office:value="34" table:style-name="ce20">
            <text:p>34</text:p>
          </table:table-cell>
          <table:table-cell office:value-type="float" office:value="0.40443016995635428" table:formula="of:=([.G66]-[.D12])/[.G66]" table:style-name="ce33">
            <text:p>0,40</text:p>
          </table:table-cell>
          <table:table-cell table:style-name="ce1"/>
          <table:table-cell office:value-type="string" table:style-name="ce19">
            <text:p>GKD-b_9_n25_m7</text:p>
          </table:table-cell>
          <table:table-cell office:value-type="float" office:value="32.932099999999998" table:style-name="ce29">
            <text:p>32,9321</text:p>
          </table:table-cell>
          <table:table-cell office:value-type="float" office:value="8" table:style-name="ce1">
            <text:p>8</text:p>
          </table:table-cell>
          <table:table-cell office:value-type="float" office:value="0.4816847392058235" table:formula="of:=([.L66]-[.D12])/[.L66]" table:style-name="ce32">
            <text:p>0,48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0" table:style-name="ce29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10_n25_m7</text:p>
          </table:table-cell>
          <table:table-cell office:value-type="float" office:value="26.238" table:style-name="ce20">
            <text:p>26,238</text:p>
          </table:table-cell>
          <table:table-cell office:value-type="float" office:value="37" table:style-name="ce20">
            <text:p>37</text:p>
          </table:table-cell>
          <table:table-cell office:value-type="float" office:value="0.11330017531824453" table:formula="of:=([.G67]-[.D13])/[.G67]" table:style-name="ce33">
            <text:p>0,11</text:p>
          </table:table-cell>
          <table:table-cell table:style-name="ce1"/>
          <table:table-cell office:value-type="string" table:style-name="ce19">
            <text:p>GKD-b_10_n25_m7</text:p>
          </table:table-cell>
          <table:table-cell office:value-type="float" office:value="39.1126" table:style-name="ce29">
            <text:p>39,1126</text:p>
          </table:table-cell>
          <table:table-cell office:value-type="float" office:value="6" table:style-name="ce1">
            <text:p>6</text:p>
          </table:table-cell>
          <table:table-cell office:value-type="float" office:value="0.40517301330006444" table:formula="of:=([.L67]-[.D13])/[.L67]" table:style-name="ce32">
            <text:p>0,41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0" table:style-name="ce29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11_n50_m5</text:p>
          </table:table-cell>
          <table:table-cell office:value-type="float" office:value="5.4908400000000004" table:style-name="ce20">
            <text:p>5,49084</text:p>
          </table:table-cell>
          <table:table-cell office:value-type="float" office:value="30" table:style-name="ce20">
            <text:p>30</text:p>
          </table:table-cell>
          <table:table-cell office:value-type="float" office:value="0.64921578483437514" table:formula="of:=([.G68]-[.D14])/[.G68]" table:style-name="ce33">
            <text:p>0,65</text:p>
          </table:table-cell>
          <table:table-cell table:style-name="ce1"/>
          <table:table-cell office:value-type="string" table:style-name="ce19">
            <text:p>GKD-b_11_n50_m5</text:p>
          </table:table-cell>
          <table:table-cell office:value-type="float" office:value="20.334800000000001" table:style-name="ce29">
            <text:p>20,3348</text:p>
          </table:table-cell>
          <table:table-cell office:value-type="float" office:value="9" table:style-name="ce1">
            <text:p>9</text:p>
          </table:table-cell>
          <table:table-cell office:value-type="float" office:value="0.90528060271062316" table:formula="of:=([.L68]-[.D14])/[.L68]" table:style-name="ce32">
            <text:p>0,91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0" table:style-name="ce29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12_n50_m5</text:p>
          </table:table-cell>
          <table:table-cell office:value-type="float" office:value="4.3696900000000003" table:style-name="ce20">
            <text:p>4,36969</text:p>
          </table:table-cell>
          <table:table-cell office:value-type="float" office:value="26" table:style-name="ce20">
            <text:p>26</text:p>
          </table:table-cell>
          <table:table-cell office:value-type="float" office:value="0.51460172231894941" table:formula="of:=([.G69]-[.D15])/[.G69]" table:style-name="ce33">
            <text:p>0,51</text:p>
          </table:table-cell>
          <table:table-cell table:style-name="ce1"/>
          <table:table-cell office:value-type="string" table:style-name="ce19">
            <text:p>GKD-b_12_n50_m5</text:p>
          </table:table-cell>
          <table:table-cell office:value-type="float" office:value="20.554099999999998" table:style-name="ce29">
            <text:p>20,5541</text:p>
          </table:table-cell>
          <table:table-cell office:value-type="float" office:value="8" table:style-name="ce1">
            <text:p>8</text:p>
          </table:table-cell>
          <table:table-cell office:value-type="float" office:value="0.89680696308765107" table:formula="of:=([.L69]-[.D15])/[.L69]" table:style-name="ce32">
            <text:p>0,90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20.044" table:style-name="ce29">
            <text:p>20,044</text:p>
          </table:table-cell>
          <table:table-cell office:value-type="float" office:value="13" table:style-name="ce1">
            <text:p>13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13_n50_m5</text:p>
          </table:table-cell>
          <table:table-cell office:value-type="float" office:value="10.4823" table:style-name="ce20">
            <text:p>10,4823</text:p>
          </table:table-cell>
          <table:table-cell office:value-type="float" office:value="28" table:style-name="ce20">
            <text:p>28</text:p>
          </table:table-cell>
          <table:table-cell office:value-type="float" office:value="0.77463819963176217" table:formula="of:=([.G70]-[.D16])/[.G70]" table:style-name="ce33">
            <text:p>0,77</text:p>
          </table:table-cell>
          <table:table-cell table:style-name="ce1"/>
          <table:table-cell office:value-type="string" table:style-name="ce19">
            <text:p>GKD-b_13_n50_m5</text:p>
          </table:table-cell>
          <table:table-cell office:value-type="float" office:value="21.2547" table:style-name="ce29">
            <text:p>21,2547</text:p>
          </table:table-cell>
          <table:table-cell office:value-type="float" office:value="8" table:style-name="ce1">
            <text:p>8</text:p>
          </table:table-cell>
          <table:table-cell office:value-type="float" office:value="0.88885705279303029" table:formula="of:=([.L70]-[.D16])/[.L70]" table:style-name="ce32">
            <text:p>0,89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39.380099999999999" table:style-name="ce29">
            <text:p>39,3801</text:p>
          </table:table-cell>
          <table:table-cell office:value-type="float" office:value="17" table:style-name="ce1">
            <text:p>17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14_n50_m5</text:p>
          </table:table-cell>
          <table:table-cell office:value-type="float" office:value="4.7623300000000004" table:style-name="ce20">
            <text:p>4,76233</text:p>
          </table:table-cell>
          <table:table-cell office:value-type="float" office:value="34" table:style-name="ce20">
            <text:p>34</text:p>
          </table:table-cell>
          <table:table-cell office:value-type="float" office:value="0.65075918720460357" table:formula="of:=([.G71]-[.D17])/[.G71]" table:style-name="ce33">
            <text:p>0,65</text:p>
          </table:table-cell>
          <table:table-cell table:style-name="ce1"/>
          <table:table-cell office:value-type="string" table:style-name="ce19">
            <text:p>GKD-b_14_n50_m5</text:p>
          </table:table-cell>
          <table:table-cell office:value-type="float" office:value="9.0401000000000007" table:style-name="ce29">
            <text:p>9,0401</text:p>
          </table:table-cell>
          <table:table-cell office:value-type="float" office:value="8" table:style-name="ce1">
            <text:p>8</text:p>
          </table:table-cell>
          <table:table-cell office:value-type="float" office:value="0.81601973429498564" table:formula="of:=([.L71]-[.D17])/[.L71]" table:style-name="ce32">
            <text:p>0,82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59.567799999999998" table:style-name="ce29">
            <text:p>59,5678</text:p>
          </table:table-cell>
          <table:table-cell office:value-type="float" office:value="11" table:style-name="ce1">
            <text:p>11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15_n50_m5</text:p>
          </table:table-cell>
          <table:table-cell office:value-type="float" office:value="10.754200000000001" table:style-name="ce20">
            <text:p>10,7542</text:p>
          </table:table-cell>
          <table:table-cell office:value-type="float" office:value="24" table:style-name="ce20">
            <text:p>24</text:p>
          </table:table-cell>
          <table:table-cell office:value-type="float" office:value="0.73469621171263688" table:formula="of:=([.G72]-[.D18])/[.G72]" table:style-name="ce33">
            <text:p>0,73</text:p>
          </table:table-cell>
          <table:table-cell table:style-name="ce1"/>
          <table:table-cell office:value-type="string" table:style-name="ce19">
            <text:p>GKD-b_15_n50_m5</text:p>
          </table:table-cell>
          <table:table-cell office:value-type="float" office:value="13.4268" table:style-name="ce29">
            <text:p>13,4268</text:p>
          </table:table-cell>
          <table:table-cell office:value-type="float" office:value="10" table:style-name="ce1">
            <text:p>10</text:p>
          </table:table-cell>
          <table:table-cell office:value-type="float" office:value="0.78750484106414331" table:formula="of:=([.L72]-[.D18])/[.L72]" table:style-name="ce32">
            <text:p>0,79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21.4602" table:style-name="ce29">
            <text:p>21,4602</text:p>
          </table:table-cell>
          <table:table-cell office:value-type="float" office:value="27" table:style-name="ce1">
            <text:p>27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16_n50_m15</text:p>
          </table:table-cell>
          <table:table-cell office:value-type="float" office:value="69.777100000000004" table:style-name="ce20">
            <text:p>69,7771</text:p>
          </table:table-cell>
          <table:table-cell office:value-type="float" office:value="671" table:style-name="ce20">
            <text:p>671</text:p>
          </table:table-cell>
          <table:table-cell office:value-type="float" office:value="0.38739529157848207" table:formula="of:=([.G73]-[.D19])/[.G73]" table:style-name="ce33">
            <text:p>0,39</text:p>
          </table:table-cell>
          <table:table-cell table:style-name="ce1"/>
          <table:table-cell office:value-type="string" table:style-name="ce19">
            <text:p>GKD-b_16_n50_m15</text:p>
          </table:table-cell>
          <table:table-cell office:value-type="float" office:value="130.52699999999999" table:style-name="ce29">
            <text:p>130,527</text:p>
          </table:table-cell>
          <table:table-cell office:value-type="float" office:value="47" table:style-name="ce1">
            <text:p>47</text:p>
          </table:table-cell>
          <table:table-cell office:value-type="float" office:value="0.67251388601592699" table:formula="of:=([.L73]-[.D19])/[.L73]" table:style-name="ce32">
            <text:p>0,67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36.453600000000002" table:style-name="ce29">
            <text:p>36,4536</text:p>
          </table:table-cell>
          <table:table-cell office:value-type="float" office:value="18" table:style-name="ce1">
            <text:p>18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17_n50_m15</text:p>
          </table:table-cell>
          <table:table-cell office:value-type="float" office:value="73.270200000000003" table:style-name="ce20">
            <text:p>73,2702</text:p>
          </table:table-cell>
          <table:table-cell office:value-type="float" office:value="534" table:style-name="ce20">
            <text:p>534</text:p>
          </table:table-cell>
          <table:table-cell office:value-type="float" office:value="0.34342188229321607" table:formula="of:=([.G74]-[.D20])/[.G74]" table:style-name="ce33">
            <text:p>0,34</text:p>
          </table:table-cell>
          <table:table-cell table:style-name="ce1"/>
          <table:table-cell office:value-type="string" table:style-name="ce19">
            <text:p>GKD-b_17_n50_m15</text:p>
          </table:table-cell>
          <table:table-cell office:value-type="float" office:value="82.724900000000005" table:style-name="ce29">
            <text:p>82,7249</text:p>
          </table:table-cell>
          <table:table-cell office:value-type="float" office:value="63" table:style-name="ce1">
            <text:p>63</text:p>
          </table:table-cell>
          <table:table-cell office:value-type="float" office:value="0.41846276030554769" table:formula="of:=([.L74]-[.D20])/[.L74]" table:style-name="ce32">
            <text:p>0,42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17.3813" table:style-name="ce29">
            <text:p>17,3813</text:p>
          </table:table-cell>
          <table:table-cell office:value-type="float" office:value="19" table:style-name="ce1">
            <text:p>19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18_n50_m15</text:p>
          </table:table-cell>
          <table:table-cell office:value-type="float" office:value="62.4758" table:style-name="ce20">
            <text:p>62,4758</text:p>
          </table:table-cell>
          <table:table-cell office:value-type="float" office:value="628" table:style-name="ce20">
            <text:p>628</text:p>
          </table:table-cell>
          <table:table-cell office:value-type="float" office:value="0.30859484792512143" table:formula="of:=([.G75]-[.D21])/[.G75]" table:style-name="ce33">
            <text:p>0,31</text:p>
          </table:table-cell>
          <table:table-cell table:style-name="ce1"/>
          <table:table-cell office:value-type="string" table:style-name="ce19">
            <text:p>GKD-b_18_n50_m15</text:p>
          </table:table-cell>
          <table:table-cell office:value-type="float" office:value="85.233000000000004" table:style-name="ce29">
            <text:p>85,233</text:p>
          </table:table-cell>
          <table:table-cell office:value-type="float" office:value="32" table:style-name="ce1">
            <text:p>32</text:p>
          </table:table-cell>
          <table:table-cell office:value-type="float" office:value="0.49319993429775205" table:formula="of:=([.L75]-[.D21])/[.L75]" table:style-name="ce32">
            <text:p>0,49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14.4015" table:style-name="ce29">
            <text:p>14,4015</text:p>
          </table:table-cell>
          <table:table-cell office:value-type="float" office:value="7" table:style-name="ce1">
            <text:p>7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19_n50_m15</text:p>
          </table:table-cell>
          <table:table-cell office:value-type="float" office:value="66.939599999999999" table:style-name="ce20">
            <text:p>66,9396</text:p>
          </table:table-cell>
          <table:table-cell office:value-type="float" office:value="644" table:style-name="ce20">
            <text:p>644</text:p>
          </table:table-cell>
          <table:table-cell office:value-type="float" office:value="0.30665181745933046" table:formula="of:=([.G76]-[.D22])/[.G76]" table:style-name="ce33">
            <text:p>0,31</text:p>
          </table:table-cell>
          <table:table-cell table:style-name="ce1"/>
          <table:table-cell office:value-type="string" table:style-name="ce19">
            <text:p>GKD-b_19_n50_m15</text:p>
          </table:table-cell>
          <table:table-cell office:value-type="float" office:value="160.09399999999999" table:style-name="ce29">
            <text:p>160,094</text:p>
          </table:table-cell>
          <table:table-cell office:value-type="float" office:value="32" table:style-name="ce1">
            <text:p>32</text:p>
          </table:table-cell>
          <table:table-cell office:value-type="float" office:value="0.71009250815146474" table:formula="of:=([.L76]-[.D22])/[.L76]" table:style-name="ce32">
            <text:p>0,71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16.113199999999999" table:style-name="ce29">
            <text:p>16,1132</text:p>
          </table:table-cell>
          <table:table-cell office:value-type="float" office:value="8" table:style-name="ce1">
            <text:p>8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20_n50_m15</text:p>
          </table:table-cell>
          <table:table-cell office:value-type="float" office:value="72.400899999999993" table:style-name="ce20">
            <text:p>72,4009</text:p>
          </table:table-cell>
          <table:table-cell office:value-type="float" office:value="552" table:style-name="ce20">
            <text:p>552</text:p>
          </table:table-cell>
          <table:table-cell office:value-type="float" office:value="0.34095971182679219" table:formula="of:=([.G77]-[.D23])/[.G77]" table:style-name="ce33">
            <text:p>0,34</text:p>
          </table:table-cell>
          <table:table-cell table:style-name="ce1"/>
          <table:table-cell office:value-type="string" table:style-name="ce19">
            <text:p>GKD-b_20_n50_m15</text:p>
          </table:table-cell>
          <table:table-cell office:value-type="float" office:value="111.27" table:style-name="ce29">
            <text:p>111,27</text:p>
          </table:table-cell>
          <table:table-cell office:value-type="float" office:value="32" table:style-name="ce1">
            <text:p>32</text:p>
          </table:table-cell>
          <table:table-cell office:value-type="float" office:value="0.57117722656601422" table:formula="of:=([.L77]-[.D23])/[.L77]" table:style-name="ce32">
            <text:p>0,57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6.0707700000000004" table:style-name="ce29">
            <text:p>6,07077</text:p>
          </table:table-cell>
          <table:table-cell office:value-type="float" office:value="27" table:style-name="ce1">
            <text:p>27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21_n100_m10</text:p>
          </table:table-cell>
          <table:table-cell office:value-type="float" office:value="27.047699999999999" table:style-name="ce20">
            <text:p>27,0477</text:p>
          </table:table-cell>
          <table:table-cell office:value-type="float" office:value="412" table:style-name="ce20">
            <text:p>412</text:p>
          </table:table-cell>
          <table:table-cell office:value-type="float" office:value="0.48860642494556278" table:formula="of:=([.G78]-[.D24])/[.G78]" table:style-name="ce33">
            <text:p>0,49</text:p>
          </table:table-cell>
          <table:table-cell table:style-name="ce1"/>
          <table:table-cell office:value-type="string" table:style-name="ce19">
            <text:p>GKD-b_21_n100_m10</text:p>
          </table:table-cell>
          <table:table-cell office:value-type="float" office:value="47.566299999999998" table:style-name="ce29">
            <text:p>47,5663</text:p>
          </table:table-cell>
          <table:table-cell office:value-type="float" office:value="97" table:style-name="ce1">
            <text:p>97</text:p>
          </table:table-cell>
          <table:table-cell office:value-type="float" office:value="0.70920546689568242" table:formula="of:=([.L78]-[.D24])/[.L78]" table:style-name="ce32">
            <text:p>0,71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16.5883" table:style-name="ce29">
            <text:p>16,5883</text:p>
          </table:table-cell>
          <table:table-cell office:value-type="float" office:value="7" table:style-name="ce1">
            <text:p>7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22_n100_m10</text:p>
          </table:table-cell>
          <table:table-cell office:value-type="float" office:value="27.125399999999999" table:style-name="ce20">
            <text:p>27,1254</text:p>
          </table:table-cell>
          <table:table-cell office:value-type="float" office:value="422" table:style-name="ce20">
            <text:p>422</text:p>
          </table:table-cell>
          <table:table-cell office:value-type="float" office:value="0.4962529584817072" table:formula="of:=([.G79]-[.D25])/[.G79]" table:style-name="ce33">
            <text:p>0,50</text:p>
          </table:table-cell>
          <table:table-cell table:style-name="ce1"/>
          <table:table-cell office:value-type="string" table:style-name="ce19">
            <text:p>GKD-b_22_n100_m10</text:p>
          </table:table-cell>
          <table:table-cell office:value-type="float" office:value="30.644200000000001" table:style-name="ce29">
            <text:p>30,6442</text:p>
          </table:table-cell>
          <table:table-cell office:value-type="float" office:value="63" table:style-name="ce1">
            <text:p>63</text:p>
          </table:table-cell>
          <table:table-cell office:value-type="float" office:value="0.55409702325398291" table:formula="of:=([.L79]-[.D25])/[.L79]" table:style-name="ce32">
            <text:p>0,55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160.53399999999999" table:style-name="ce29">
            <text:p>160,534</text:p>
          </table:table-cell>
          <table:table-cell office:value-type="float" office:value="109" table:style-name="ce1">
            <text:p>109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23_n100_m10</text:p>
          </table:table-cell>
          <table:table-cell office:value-type="float" office:value="30.516400000000001" table:style-name="ce20">
            <text:p>30,5164</text:p>
          </table:table-cell>
          <table:table-cell office:value-type="float" office:value="450" table:style-name="ce20">
            <text:p>450</text:p>
          </table:table-cell>
          <table:table-cell office:value-type="float" office:value="0.49714317547286707" table:formula="of:=([.G80]-[.D26])/[.G80]" table:style-name="ce33">
            <text:p>0,50</text:p>
          </table:table-cell>
          <table:table-cell table:style-name="ce1"/>
          <table:table-cell office:value-type="string" table:style-name="ce19">
            <text:p>GKD-b_23_n100_m10</text:p>
          </table:table-cell>
          <table:table-cell office:value-type="float" office:value="45.858499999999999" table:style-name="ce29">
            <text:p>45,8585</text:p>
          </table:table-cell>
          <table:table-cell office:value-type="float" office:value="62" table:style-name="ce1">
            <text:p>62</text:p>
          </table:table-cell>
          <table:table-cell office:value-type="float" office:value="0.66537544839016105" table:formula="of:=([.L80]-[.D26])/[.L80]" table:style-name="ce32">
            <text:p>0,67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60.5" table:style-name="ce29">
            <text:p>60,5</text:p>
          </table:table-cell>
          <table:table-cell office:value-type="float" office:value="150" table:style-name="ce1">
            <text:p>150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24_n100_m10</text:p>
          </table:table-cell>
          <table:table-cell office:value-type="float" office:value="27.967199999999998" table:style-name="ce20">
            <text:p>27,9672</text:p>
          </table:table-cell>
          <table:table-cell office:value-type="float" office:value="341" table:style-name="ce20">
            <text:p>341</text:p>
          </table:table-cell>
          <table:table-cell office:value-type="float" office:value="0.69104379415889361" table:formula="of:=([.G81]-[.D27])/[.G81]" table:style-name="ce33">
            <text:p>0,69</text:p>
          </table:table-cell>
          <table:table-cell table:style-name="ce1"/>
          <table:table-cell office:value-type="string" table:style-name="ce19">
            <text:p>GKD-b_24_n100_m10</text:p>
          </table:table-cell>
          <table:table-cell office:value-type="float" office:value="39.096800000000002" table:style-name="ce29">
            <text:p>39,0968</text:p>
          </table:table-cell>
          <table:table-cell office:value-type="float" office:value="44" table:style-name="ce1">
            <text:p>44</text:p>
          </table:table-cell>
          <table:table-cell office:value-type="float" office:value="0.77899367723191182" table:formula="of:=([.L81]-[.D27])/[.L81]" table:style-name="ce32">
            <text:p>0,78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64.051599999999993" table:style-name="ce29">
            <text:p>64,0516</text:p>
          </table:table-cell>
          <table:table-cell office:value-type="float" office:value="146" table:style-name="ce1">
            <text:p>146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25_n100_m10</text:p>
          </table:table-cell>
          <table:table-cell office:value-type="float" office:value="22.887799999999999" table:style-name="ce20">
            <text:p>22,8878</text:p>
          </table:table-cell>
          <table:table-cell office:value-type="float" office:value="342" table:style-name="ce20">
            <text:p>342</text:p>
          </table:table-cell>
          <table:table-cell office:value-type="float" office:value="0.24848565611374185" table:formula="of:=([.G82]-[.D28])/[.G82]" table:style-name="ce33">
            <text:p>0,25</text:p>
          </table:table-cell>
          <table:table-cell table:style-name="ce1"/>
          <table:table-cell office:value-type="string" table:style-name="ce19">
            <text:p>GKD-b_25_n100_m10</text:p>
          </table:table-cell>
          <table:table-cell office:value-type="float" office:value="28.682600000000001" table:style-name="ce29">
            <text:p>28,6826</text:p>
          </table:table-cell>
          <table:table-cell office:value-type="float" office:value="63" table:style-name="ce1">
            <text:p>63</text:p>
          </table:table-cell>
          <table:table-cell office:value-type="float" office:value="0.40031552230272366" table:formula="of:=([.L82]-[.D28])/[.L82]" table:style-name="ce32">
            <text:p>0,40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70.203999999999994" table:style-name="ce29">
            <text:p>70,204</text:p>
          </table:table-cell>
          <table:table-cell office:value-type="float" office:value="149" table:style-name="ce1">
            <text:p>149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26_n100_m30</text:p>
          </table:table-cell>
          <table:table-cell office:value-type="float" office:value="270.12400000000002" table:style-name="ce20">
            <text:p>270,124</text:p>
          </table:table-cell>
          <table:table-cell office:value-type="float" office:value="11187" table:style-name="ce20">
            <text:p>11187</text:p>
          </table:table-cell>
          <table:table-cell office:value-type="float" office:value="0.37536246316506128" table:formula="of:=([.G83]-[.D29])/[.G83]" table:style-name="ce33">
            <text:p>0,38</text:p>
          </table:table-cell>
          <table:table-cell table:style-name="ce1"/>
          <table:table-cell office:value-type="string" table:style-name="ce19">
            <text:p>GKD-b_26_n100_m30</text:p>
          </table:table-cell>
          <table:table-cell office:value-type="float" office:value="345.23700000000002" table:style-name="ce29">
            <text:p>345,237</text:p>
          </table:table-cell>
          <table:table-cell office:value-type="float" office:value="201" table:style-name="ce1">
            <text:p>201</text:p>
          </table:table-cell>
          <table:table-cell office:value-type="float" office:value="0.51126446470105757" table:formula="of:=([.L83]-[.D29])/[.L83]" table:style-name="ce32">
            <text:p>0,51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74.673599999999993" table:style-name="ce29">
            <text:p>74,6736</text:p>
          </table:table-cell>
          <table:table-cell office:value-type="float" office:value="3579" table:style-name="ce1">
            <text:p>3579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27_n100_m30</text:p>
          </table:table-cell>
          <table:table-cell office:value-type="float" office:value="168.80099999999999" table:style-name="ce20">
            <text:p>168,801</text:p>
          </table:table-cell>
          <table:table-cell office:value-type="float" office:value="19001" table:style-name="ce20">
            <text:p>19001</text:p>
          </table:table-cell>
          <table:table-cell office:value-type="float" office:value="0.24705860747270444" table:formula="of:=([.G84]-[.D30])/[.G84]" table:style-name="ce33">
            <text:p>0,25</text:p>
          </table:table-cell>
          <table:table-cell table:style-name="ce1"/>
          <table:table-cell office:value-type="string" table:style-name="ce19">
            <text:p>GKD-b_27_n100_m30</text:p>
          </table:table-cell>
          <table:table-cell office:value-type="float" office:value="214.309" table:style-name="ce29">
            <text:p>214,309</text:p>
          </table:table-cell>
          <table:table-cell office:value-type="float" office:value="463" table:style-name="ce1">
            <text:p>463</text:p>
          </table:table-cell>
          <table:table-cell office:value-type="float" office:value="0.40694389876300108" table:formula="of:=([.L84]-[.D30])/[.L84]" table:style-name="ce32">
            <text:p>0,41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25.204000000000001" table:style-name="ce29">
            <text:p>25,204</text:p>
          </table:table-cell>
          <table:table-cell office:value-type="float" office:value="71" table:style-name="ce1">
            <text:p>71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28_n100_m30</text:p>
          </table:table-cell>
          <table:table-cell office:value-type="float" office:value="197.34399999999999" table:style-name="ce20">
            <text:p>197,344</text:p>
          </table:table-cell>
          <table:table-cell office:value-type="float" office:value="11489" table:style-name="ce20">
            <text:p>11489</text:p>
          </table:table-cell>
          <table:table-cell office:value-type="float" office:value="0.46094540497811437" table:formula="of:=([.G85]-[.D31])/[.G85]" table:style-name="ce33">
            <text:p>0,46</text:p>
          </table:table-cell>
          <table:table-cell table:style-name="ce1"/>
          <table:table-cell office:value-type="string" table:style-name="ce19">
            <text:p>GKD-b_28_n100_m30</text:p>
          </table:table-cell>
          <table:table-cell office:value-type="float" office:value="389.05500000000001" table:style-name="ce29">
            <text:p>389,055</text:p>
          </table:table-cell>
          <table:table-cell office:value-type="float" office:value="287" table:style-name="ce1">
            <text:p>287</text:p>
          </table:table-cell>
          <table:table-cell office:value-type="float" office:value="0.72657030496973685" table:formula="of:=([.L85]-[.D31])/[.L85]" table:style-name="ce32">
            <text:p>0,73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49.2744" table:style-name="ce29">
            <text:p>49,2744</text:p>
          </table:table-cell>
          <table:table-cell office:value-type="float" office:value="64" table:style-name="ce1">
            <text:p>64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29_n100_m30</text:p>
          </table:table-cell>
          <table:table-cell office:value-type="float" office:value="249.58" table:style-name="ce20">
            <text:p>249,58</text:p>
          </table:table-cell>
          <table:table-cell office:value-type="float" office:value="10320" table:style-name="ce20">
            <text:p>10320</text:p>
          </table:table-cell>
          <table:table-cell office:value-type="float" office:value="0.44926212036221252" table:formula="of:=([.G86]-[.D32])/[.G86]" table:style-name="ce33">
            <text:p>0,45</text:p>
          </table:table-cell>
          <table:table-cell table:style-name="ce1"/>
          <table:table-cell office:value-type="string" table:style-name="ce19">
            <text:p>GKD-b_29_n100_m30</text:p>
          </table:table-cell>
          <table:table-cell office:value-type="float" office:value="544.73199999999997" table:style-name="ce29">
            <text:p>544,732</text:p>
          </table:table-cell>
          <table:table-cell office:value-type="float" office:value="119" table:style-name="ce1">
            <text:p>119</text:p>
          </table:table-cell>
          <table:table-cell office:value-type="float" office:value="0.74766828458765222" table:formula="of:=([.L86]-[.D32])/[.L86]" table:style-name="ce32">
            <text:p>0,75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39.707500000000003" table:style-name="ce29">
            <text:p>39,7075</text:p>
          </table:table-cell>
          <table:table-cell office:value-type="float" office:value="54" table:style-name="ce1">
            <text:p>54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30_n100_m30</text:p>
          </table:table-cell>
          <table:table-cell office:value-type="float" office:value="237.7" table:style-name="ce20">
            <text:p>237,7</text:p>
          </table:table-cell>
          <table:table-cell office:value-type="float" office:value="8490" table:style-name="ce20">
            <text:p>8490</text:p>
          </table:table-cell>
          <table:table-cell office:value-type="float" office:value="0.46369482541017665" table:formula="of:=([.G87]-[.D33])/[.G87]" table:style-name="ce33">
            <text:p>0,46</text:p>
          </table:table-cell>
          <table:table-cell table:style-name="ce1"/>
          <table:table-cell office:value-type="string" table:style-name="ce19">
            <text:p>GKD-b_30_n100_m30</text:p>
          </table:table-cell>
          <table:table-cell office:value-type="float" office:value="255.48099999999999" table:style-name="ce29">
            <text:p>255,481</text:p>
          </table:table-cell>
          <table:table-cell office:value-type="float" office:value="437" table:style-name="ce1">
            <text:p>437</text:p>
          </table:table-cell>
          <table:table-cell office:value-type="float" office:value="0.50102066298471892" table:formula="of:=([.L87]-[.D33])/[.L87]" table:style-name="ce32">
            <text:p>0,50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27.967199999999998" table:style-name="ce29">
            <text:p>27,9672</text:p>
          </table:table-cell>
          <table:table-cell office:value-type="float" office:value="96" table:style-name="ce1">
            <text:p>96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31_n125_m12</text:p>
          </table:table-cell>
          <table:table-cell office:value-type="float" office:value="24.910499999999999" table:style-name="ce20">
            <text:p>24,9105</text:p>
          </table:table-cell>
          <table:table-cell office:value-type="float" office:value="840" table:style-name="ce20">
            <text:p>840</text:p>
          </table:table-cell>
          <table:table-cell office:value-type="float" office:value="0.52850645310210953" table:formula="of:=([.G88]-[.D34])/[.G88]" table:style-name="ce33">
            <text:p>0,53</text:p>
          </table:table-cell>
          <table:table-cell table:style-name="ce1"/>
          <table:table-cell office:value-type="string" table:style-name="ce19">
            <text:p>GKD-b_31_n125_m12</text:p>
          </table:table-cell>
          <table:table-cell office:value-type="float" office:value="40.601199999999999" table:style-name="ce29">
            <text:p>40,6012</text:p>
          </table:table-cell>
          <table:table-cell office:value-type="float" office:value="91" table:style-name="ce1">
            <text:p>91</text:p>
          </table:table-cell>
          <table:table-cell office:value-type="float" office:value="0.71071938760430975" table:formula="of:=([.L88]-[.D34])/[.L88]" table:style-name="ce32">
            <text:p>0,71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96.376599999999996" table:style-name="ce29">
            <text:p>96,3766</text:p>
          </table:table-cell>
          <table:table-cell office:value-type="float" office:value="39" table:style-name="ce1">
            <text:p>39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32_n125_m12</text:p>
          </table:table-cell>
          <table:table-cell office:value-type="float" office:value="35.705800000000004" table:style-name="ce20">
            <text:p>35,7058</text:p>
          </table:table-cell>
          <table:table-cell office:value-type="float" office:value="811" table:style-name="ce20">
            <text:p>811</text:p>
          </table:table-cell>
          <table:table-cell office:value-type="float" office:value="0.4737849312996853" table:formula="of:=([.G89]-[.D35])/[.G89]" table:style-name="ce33">
            <text:p>0,47</text:p>
          </table:table-cell>
          <table:table-cell table:style-name="ce1"/>
          <table:table-cell office:value-type="string" table:style-name="ce19">
            <text:p>GKD-b_32_n125_m12</text:p>
          </table:table-cell>
          <table:table-cell office:value-type="float" office:value="63.798200000000001" table:style-name="ce29">
            <text:p>63,7982</text:p>
          </table:table-cell>
          <table:table-cell office:value-type="float" office:value="84" table:style-name="ce1">
            <text:p>84</text:p>
          </table:table-cell>
          <table:table-cell office:value-type="float" office:value="0.70549435564013241" table:formula="of:=([.L89]-[.D35])/[.L89]" table:style-name="ce32">
            <text:p>0,71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238.51900000000001" table:style-name="ce29">
            <text:p>238,519</text:p>
          </table:table-cell>
          <table:table-cell office:value-type="float" office:value="166" table:style-name="ce1">
            <text:p>166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33_n125_m12</text:p>
          </table:table-cell>
          <table:table-cell office:value-type="float" office:value="29.573699999999999" table:style-name="ce20">
            <text:p>29,5737</text:p>
          </table:table-cell>
          <table:table-cell office:value-type="float" office:value="910" table:style-name="ce20">
            <text:p>910</text:p>
          </table:table-cell>
          <table:table-cell office:value-type="float" office:value="0.37337566824577922" table:formula="of:=([.G90]-[.D36])/[.G90]" table:style-name="ce33">
            <text:p>0,37</text:p>
          </table:table-cell>
          <table:table-cell table:style-name="ce1"/>
          <table:table-cell office:value-type="string" table:style-name="ce19">
            <text:p>GKD-b_33_n125_m12</text:p>
          </table:table-cell>
          <table:table-cell office:value-type="float" office:value="96.1464" table:style-name="ce29">
            <text:p>96,1464</text:p>
          </table:table-cell>
          <table:table-cell office:value-type="float" office:value="59" table:style-name="ce1">
            <text:p>59</text:p>
          </table:table-cell>
          <table:table-cell office:value-type="float" office:value="0.80725643393824631" table:formula="of:=([.L90]-[.D36])/[.L90]" table:style-name="ce32">
            <text:p>0,81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387.37599999999998" table:style-name="ce29">
            <text:p>387,376</text:p>
          </table:table-cell>
          <table:table-cell office:value-type="float" office:value="1938" table:style-name="ce1">
            <text:p>1938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34_n125_m12</text:p>
          </table:table-cell>
          <table:table-cell office:value-type="float" office:value="42.304699999999997" table:style-name="ce20">
            <text:p>42,3047</text:p>
          </table:table-cell>
          <table:table-cell office:value-type="float" office:value="929" table:style-name="ce20">
            <text:p>929</text:p>
          </table:table-cell>
          <table:table-cell office:value-type="float" office:value="0.53933416381631116" table:formula="of:=([.G91]-[.D37])/[.G91]" table:style-name="ce33">
            <text:p>0,54</text:p>
          </table:table-cell>
          <table:table-cell table:style-name="ce1"/>
          <table:table-cell office:value-type="string" table:style-name="ce19">
            <text:p>GKD-b_34_n125_m12</text:p>
          </table:table-cell>
          <table:table-cell office:value-type="float" office:value="40.870600000000003" table:style-name="ce29">
            <text:p>40,8706</text:p>
          </table:table-cell>
          <table:table-cell office:value-type="float" office:value="85" table:style-name="ce1">
            <text:p>85</text:p>
          </table:table-cell>
          <table:table-cell office:value-type="float" office:value="0.52316995590962456" table:formula="of:=([.L91]-[.D37])/[.L91]" table:style-name="ce32">
            <text:p>0,52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146.03700000000001" table:style-name="ce29">
            <text:p>146,037</text:p>
          </table:table-cell>
          <table:table-cell office:value-type="float" office:value="1664" table:style-name="ce1">
            <text:p>1664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35_n125_m12</text:p>
          </table:table-cell>
          <table:table-cell office:value-type="float" office:value="45.225499999999997" table:style-name="ce20">
            <text:p>45,2255</text:p>
          </table:table-cell>
          <table:table-cell office:value-type="float" office:value="872" table:style-name="ce20">
            <text:p>872</text:p>
          </table:table-cell>
          <table:table-cell office:value-type="float" office:value="0.59950868425999049" table:formula="of:=([.G92]-[.D38])/[.G92]" table:style-name="ce33">
            <text:p>0,60</text:p>
          </table:table-cell>
          <table:table-cell table:style-name="ce1"/>
          <table:table-cell office:value-type="string" table:style-name="ce19">
            <text:p>GKD-b_35_n125_m12</text:p>
          </table:table-cell>
          <table:table-cell office:value-type="float" office:value="47.241700000000002" table:style-name="ce29">
            <text:p>47,2417</text:p>
          </table:table-cell>
          <table:table-cell office:value-type="float" office:value="79" table:style-name="ce1">
            <text:p>79</text:p>
          </table:table-cell>
          <table:table-cell office:value-type="float" office:value="0.61660101139459844" table:formula="of:=([.L92]-[.D38])/[.L92]" table:style-name="ce32">
            <text:p>0,62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244.53399999999999" table:style-name="ce29">
            <text:p>244,534</text:p>
          </table:table-cell>
          <table:table-cell office:value-type="float" office:value="1217" table:style-name="ce1">
            <text:p>1217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36_n125_m37</text:p>
          </table:table-cell>
          <table:table-cell office:value-type="float" office:value="209.1" table:style-name="ce20">
            <text:p>209,1</text:p>
          </table:table-cell>
          <table:table-cell office:value-type="float" office:value="27103" table:style-name="ce20">
            <text:p>27103</text:p>
          </table:table-cell>
          <table:table-cell office:value-type="float" office:value="0.25664863701577234" table:formula="of:=([.G93]-[.D39])/[.G93]" table:style-name="ce33">
            <text:p>0,26</text:p>
          </table:table-cell>
          <table:table-cell table:style-name="ce1"/>
          <table:table-cell office:value-type="string" table:style-name="ce19">
            <text:p>GKD-b_36_n125_m37</text:p>
          </table:table-cell>
          <table:table-cell office:value-type="float" office:value="615.49199999999996" table:style-name="ce29">
            <text:p>615,492</text:p>
          </table:table-cell>
          <table:table-cell office:value-type="float" office:value="272" table:style-name="ce1">
            <text:p>272</text:p>
          </table:table-cell>
          <table:table-cell office:value-type="float" office:value="0.74746256653213683" table:formula="of:=([.L93]-[.D39])/[.L93]" table:style-name="ce32">
            <text:p>0,75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435.91699999999997" table:style-name="ce29">
            <text:p>435,917</text:p>
          </table:table-cell>
          <table:table-cell office:value-type="float" office:value="821" table:style-name="ce1">
            <text:p>821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37_n125_m37</text:p>
          </table:table-cell>
          <table:table-cell office:value-type="float" office:value="273.41899999999998" table:style-name="ce20">
            <text:p>273,419</text:p>
          </table:table-cell>
          <table:table-cell office:value-type="float" office:value="36712" table:style-name="ce20">
            <text:p>36712</text:p>
          </table:table-cell>
          <table:table-cell office:value-type="float" office:value="0.27256474495189059" table:formula="of:=([.G94]-[.D40])/[.G94]" table:style-name="ce33">
            <text:p>0,27</text:p>
          </table:table-cell>
          <table:table-cell table:style-name="ce1"/>
          <table:table-cell office:value-type="string" table:style-name="ce19">
            <text:p>GKD-b_37_n125_m37</text:p>
          </table:table-cell>
          <table:table-cell office:value-type="float" office:value="423.71199999999999" table:style-name="ce29">
            <text:p>423,712</text:p>
          </table:table-cell>
          <table:table-cell office:value-type="float" office:value="246" table:style-name="ce1">
            <text:p>246</text:p>
          </table:table-cell>
          <table:table-cell office:value-type="float" office:value="0.53059007061400432" table:formula="of:=([.L94]-[.D40])/[.L94]" table:style-name="ce32">
            <text:p>0,53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11.841200000000001" table:style-name="ce29">
            <text:p>11,8412</text:p>
          </table:table-cell>
          <table:table-cell office:value-type="float" office:value="107" table:style-name="ce1">
            <text:p>107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38_n125_m37</text:p>
          </table:table-cell>
          <table:table-cell office:value-type="float" office:value="362.78500000000003" table:style-name="ce20">
            <text:p>362,785</text:p>
          </table:table-cell>
          <table:table-cell office:value-type="float" office:value="25187" table:style-name="ce20">
            <text:p>25187</text:p>
          </table:table-cell>
          <table:table-cell office:value-type="float" office:value="0.48187761346251917" table:formula="of:=([.G95]-[.D41])/[.G95]" table:style-name="ce33">
            <text:p>0,48</text:p>
          </table:table-cell>
          <table:table-cell table:style-name="ce1"/>
          <table:table-cell office:value-type="string" table:style-name="ce19">
            <text:p>GKD-b_38_n125_m37</text:p>
          </table:table-cell>
          <table:table-cell office:value-type="float" office:value="597.69100000000003" table:style-name="ce29">
            <text:p>597,691</text:p>
          </table:table-cell>
          <table:table-cell office:value-type="float" office:value="635" table:style-name="ce1">
            <text:p>635</text:p>
          </table:table-cell>
          <table:table-cell office:value-type="float" office:value="0.68551135954866305" table:formula="of:=([.L95]-[.D41])/[.L95]" table:style-name="ce32">
            <text:p>0,69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63.315199999999997" table:style-name="ce29">
            <text:p>63,3152</text:p>
          </table:table-cell>
          <table:table-cell office:value-type="float" office:value="108" table:style-name="ce1">
            <text:p>108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39_n125_m37</text:p>
          </table:table-cell>
          <table:table-cell office:value-type="float" office:value="259.399" table:style-name="ce20">
            <text:p>259,399</text:p>
          </table:table-cell>
          <table:table-cell office:value-type="float" office:value="32363" table:style-name="ce20">
            <text:p>32363</text:p>
          </table:table-cell>
          <table:table-cell office:value-type="float" office:value="0.35007382449430796" table:formula="of:=([.G96]-[.D42])/[.G96]" table:style-name="ce33">
            <text:p>0,35</text:p>
          </table:table-cell>
          <table:table-cell table:style-name="ce1"/>
          <table:table-cell office:value-type="string" table:style-name="ce19">
            <text:p>GKD-b_39_n125_m37</text:p>
          </table:table-cell>
          <table:table-cell office:value-type="float" office:value="400.149" table:style-name="ce29">
            <text:p>400,149</text:p>
          </table:table-cell>
          <table:table-cell office:value-type="float" office:value="506" table:style-name="ce1">
            <text:p>506</text:p>
          </table:table-cell>
          <table:table-cell office:value-type="float" office:value="0.57868144116316422" table:formula="of:=([.L96]-[.D42])/[.L96]" table:style-name="ce32">
            <text:p>0,58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40.981099999999998" table:style-name="ce29">
            <text:p>40,9811</text:p>
          </table:table-cell>
          <table:table-cell office:value-type="float" office:value="143" table:style-name="ce1">
            <text:p>143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40_n125_m37</text:p>
          </table:table-cell>
          <table:table-cell office:value-type="float" office:value="288.71800000000002" table:style-name="ce20">
            <text:p>288,718</text:p>
          </table:table-cell>
          <table:table-cell office:value-type="float" office:value="31305" table:style-name="ce20">
            <text:p>31305</text:p>
          </table:table-cell>
          <table:table-cell office:value-type="float" office:value="0.38281042401234772" table:formula="of:=([.G97]-[.D43])/[.G97]" table:style-name="ce33">
            <text:p>0,38</text:p>
          </table:table-cell>
          <table:table-cell table:style-name="ce1"/>
          <table:table-cell office:value-type="string" table:style-name="ce19">
            <text:p>GKD-b_40_n125_m37</text:p>
          </table:table-cell>
          <table:table-cell office:value-type="float" office:value="377.23099999999999" table:style-name="ce29">
            <text:p>377,231</text:p>
          </table:table-cell>
          <table:table-cell office:value-type="float" office:value="472" table:style-name="ce1">
            <text:p>472</text:p>
          </table:table-cell>
          <table:table-cell office:value-type="float" office:value="0.52762699778119238" table:formula="of:=([.L97]-[.D43])/[.L97]" table:style-name="ce32">
            <text:p>0,53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41.102699999999999" table:style-name="ce29">
            <text:p>41,1027</text:p>
          </table:table-cell>
          <table:table-cell office:value-type="float" office:value="271" table:style-name="ce1">
            <text:p>271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41_n150_m15</text:p>
          </table:table-cell>
          <table:table-cell office:value-type="float" office:value="44.5398" table:style-name="ce20">
            <text:p>44,5398</text:p>
          </table:table-cell>
          <table:table-cell office:value-type="float" office:value="1764" table:style-name="ce20">
            <text:p>1764</text:p>
          </table:table-cell>
          <table:table-cell office:value-type="float" office:value="0.47583779002150212" table:formula="of:=([.G98]-[.D44])/[.G98]" table:style-name="ce33">
            <text:p>0,48</text:p>
          </table:table-cell>
          <table:table-cell table:style-name="ce1"/>
          <table:table-cell office:value-type="string" table:style-name="ce19">
            <text:p>GKD-b_41_n150_m15</text:p>
          </table:table-cell>
          <table:table-cell office:value-type="float" office:value="68.190200000000004" table:style-name="ce29">
            <text:p>68,1902</text:p>
          </table:table-cell>
          <table:table-cell office:value-type="float" office:value="68" table:style-name="ce1">
            <text:p>68</text:p>
          </table:table-cell>
          <table:table-cell office:value-type="float" office:value="0.65763291499364573" table:formula="of:=([.L98]-[.D44])/[.L98]" table:style-name="ce32">
            <text:p>0,66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30.686499999999999" table:style-name="ce29">
            <text:p>30,6865</text:p>
          </table:table-cell>
          <table:table-cell office:value-type="float" office:value="3208" table:style-name="ce1">
            <text:p>3208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42_n150_m15</text:p>
          </table:table-cell>
          <table:table-cell office:value-type="float" office:value="32.763800000000003" table:style-name="ce20">
            <text:p>32,7638</text:p>
          </table:table-cell>
          <table:table-cell office:value-type="float" office:value="1959" table:style-name="ce20">
            <text:p>1959</text:p>
          </table:table-cell>
          <table:table-cell office:value-type="float" office:value="0.18234453878977419" table:formula="of:=([.G99]-[.D45])/[.G99]" table:style-name="ce33">
            <text:p>0,18</text:p>
          </table:table-cell>
          <table:table-cell table:style-name="ce1"/>
          <table:table-cell office:value-type="string" table:style-name="ce19">
            <text:p>GKD-b_42_n150_m15</text:p>
          </table:table-cell>
          <table:table-cell office:value-type="float" office:value="71.955299999999994" table:style-name="ce29">
            <text:p>71,9553</text:p>
          </table:table-cell>
          <table:table-cell office:value-type="float" office:value="85" table:style-name="ce1">
            <text:p>85</text:p>
          </table:table-cell>
          <table:table-cell office:value-type="float" office:value="0.62769247018635732" table:formula="of:=([.L99]-[.D45])/[.L99]" table:style-name="ce32">
            <text:p>0,63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255.99700000000001" table:style-name="ce29">
            <text:p>255,997</text:p>
          </table:table-cell>
          <table:table-cell office:value-type="float" office:value="6932" table:style-name="ce1">
            <text:p>6932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43_n150_m15</text:p>
          </table:table-cell>
          <table:table-cell office:value-type="float" office:value="42.7742" table:style-name="ce20">
            <text:p>42,7742</text:p>
          </table:table-cell>
          <table:table-cell office:value-type="float" office:value="2210" table:style-name="ce20">
            <text:p>2210</text:p>
          </table:table-cell>
          <table:table-cell office:value-type="float" office:value="0.37451851817217857" table:formula="of:=([.G100]-[.D46])/[.G100]" table:style-name="ce33">
            <text:p>0,37</text:p>
          </table:table-cell>
          <table:table-cell table:style-name="ce1"/>
          <table:table-cell office:value-type="string" table:style-name="ce19">
            <text:p>GKD-b_43_n150_m15</text:p>
          </table:table-cell>
          <table:table-cell office:value-type="float" office:value="107.88" table:style-name="ce29">
            <text:p>107,88</text:p>
          </table:table-cell>
          <table:table-cell office:value-type="float" office:value="53" table:style-name="ce1">
            <text:p>53</text:p>
          </table:table-cell>
          <table:table-cell office:value-type="float" office:value="0.75199786800148682" table:formula="of:=([.L100]-[.D46])/[.L100]" table:style-name="ce32">
            <text:p>0,75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582.13900000000001" table:style-name="ce29">
            <text:p>582,139</text:p>
          </table:table-cell>
          <table:table-cell office:value-type="float" office:value="2013" table:style-name="ce1">
            <text:p>2013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44_n150_m15</text:p>
          </table:table-cell>
          <table:table-cell office:value-type="float" office:value="47.8812" table:style-name="ce20">
            <text:p>47,8812</text:p>
          </table:table-cell>
          <table:table-cell office:value-type="float" office:value="2000" table:style-name="ce20">
            <text:p>2000</text:p>
          </table:table-cell>
          <table:table-cell office:value-type="float" office:value="0.45833458643474895" table:formula="of:=([.G101]-[.D47])/[.G101]" table:style-name="ce33">
            <text:p>0,46</text:p>
          </table:table-cell>
          <table:table-cell table:style-name="ce1"/>
          <table:table-cell office:value-type="string" table:style-name="ce19">
            <text:p>GKD-b_44_n150_m15</text:p>
          </table:table-cell>
          <table:table-cell office:value-type="float" office:value="49.372900000000001" table:style-name="ce29">
            <text:p>49,3729</text:p>
          </table:table-cell>
          <table:table-cell office:value-type="float" office:value="79" table:style-name="ce1">
            <text:p>79</text:p>
          </table:table-cell>
          <table:table-cell office:value-type="float" office:value="0.47469988596982354" table:formula="of:=([.L101]-[.D47])/[.L101]" table:style-name="ce32">
            <text:p>0,47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218.261" table:style-name="ce29">
            <text:p>218,261</text:p>
          </table:table-cell>
          <table:table-cell office:value-type="float" office:value="3316" table:style-name="ce1">
            <text:p>3316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45_n150_m15</text:p>
          </table:table-cell>
          <table:table-cell office:value-type="float" office:value="47.692500000000003" table:style-name="ce20">
            <text:p>47,6925</text:p>
          </table:table-cell>
          <table:table-cell office:value-type="float" office:value="2056" table:style-name="ce20">
            <text:p>2056</text:p>
          </table:table-cell>
          <table:table-cell office:value-type="float" office:value="0.41766504167323171" table:formula="of:=([.G102]-[.D48])/[.G102]" table:style-name="ce33">
            <text:p>0,42</text:p>
          </table:table-cell>
          <table:table-cell table:style-name="ce1"/>
          <table:table-cell office:value-type="string" table:style-name="ce19">
            <text:p>GKD-b_45_n150_m15</text:p>
          </table:table-cell>
          <table:table-cell office:value-type="float" office:value="51.690199999999997" table:style-name="ce29">
            <text:p>51,6902</text:p>
          </table:table-cell>
          <table:table-cell office:value-type="float" office:value="165" table:style-name="ce1">
            <text:p>165</text:p>
          </table:table-cell>
          <table:table-cell office:value-type="float" office:value="0.46270260126678942" table:formula="of:=([.L102]-[.D48])/[.L102]" table:style-name="ce32">
            <text:p>0,46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227.89599999999999" table:style-name="ce29">
            <text:p>227,896</text:p>
          </table:table-cell>
          <table:table-cell office:value-type="float" office:value="4171" table:style-name="ce1">
            <text:p>4171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46_n150_m45</text:p>
          </table:table-cell>
          <table:table-cell office:value-type="float" office:value="389.82" table:style-name="ce20">
            <text:p>389,82</text:p>
          </table:table-cell>
          <table:table-cell office:value-type="float" office:value="67055" table:style-name="ce20">
            <text:p>67055</text:p>
          </table:table-cell>
          <table:table-cell office:value-type="float" office:value="0.41575775999179621" table:formula="of:=([.G103]-[.D49])/[.G103]" table:style-name="ce33">
            <text:p>0,42</text:p>
          </table:table-cell>
          <table:table-cell table:style-name="ce1"/>
          <table:table-cell office:value-type="string" table:style-name="ce19">
            <text:p>GKD-b_46_n150_m45</text:p>
          </table:table-cell>
          <table:table-cell office:value-type="float" office:value="650.99199999999996" table:style-name="ce29">
            <text:p>650,992</text:p>
          </table:table-cell>
          <table:table-cell office:value-type="float" office:value="486" table:style-name="ce1">
            <text:p>486</text:p>
          </table:table-cell>
          <table:table-cell office:value-type="float" office:value="0.65015037051146862" table:formula="of:=([.L103]-[.D49])/[.L103]" table:style-name="ce32">
            <text:p>0,65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267.39600000000002" table:style-name="ce29">
            <text:p>267,396</text:p>
          </table:table-cell>
          <table:table-cell office:value-type="float" office:value="5218" table:style-name="ce1">
            <text:p>5218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47_n150_m45</text:p>
          </table:table-cell>
          <table:table-cell office:value-type="float" office:value="374.73200000000003" table:style-name="ce20">
            <text:p>374,732</text:p>
          </table:table-cell>
          <table:table-cell office:value-type="float" office:value="50443" table:style-name="ce20">
            <text:p>50443</text:p>
          </table:table-cell>
          <table:table-cell office:value-type="float" office:value="0.38995628876103461" table:formula="of:=([.G104]-[.D50])/[.G104]" table:style-name="ce33">
            <text:p>0,39</text:p>
          </table:table-cell>
          <table:table-cell table:style-name="ce1"/>
          <table:table-cell office:value-type="string" table:style-name="ce19">
            <text:p>GKD-b_47_n150_m45</text:p>
          </table:table-cell>
          <table:table-cell office:value-type="float" office:value="441.81700000000001" table:style-name="ce29">
            <text:p>441,817</text:p>
          </table:table-cell>
          <table:table-cell office:value-type="float" office:value="584" table:style-name="ce1">
            <text:p>584</text:p>
          </table:table-cell>
          <table:table-cell office:value-type="float" office:value="0.48258464477374113" table:formula="of:=([.L104]-[.D50])/[.L104]" table:style-name="ce32">
            <text:p>0,48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43.448700000000002" table:style-name="ce29">
            <text:p>43,4487</text:p>
          </table:table-cell>
          <table:table-cell office:value-type="float" office:value="439" table:style-name="ce1">
            <text:p>439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48_n150_m45</text:p>
          </table:table-cell>
          <table:table-cell office:value-type="float" office:value="336.35300000000001" table:style-name="ce20">
            <text:p>336,353</text:p>
          </table:table-cell>
          <table:table-cell office:value-type="float" office:value="62872" table:style-name="ce20">
            <text:p>62872</text:p>
          </table:table-cell>
          <table:table-cell office:value-type="float" office:value="0.32587091537759733" table:formula="of:=([.G105]-[.D51])/[.G105]" table:style-name="ce33">
            <text:p>0,33</text:p>
          </table:table-cell>
          <table:table-cell table:style-name="ce1"/>
          <table:table-cell office:value-type="string" table:style-name="ce19">
            <text:p>GKD-b_48_n150_m45</text:p>
          </table:table-cell>
          <table:table-cell office:value-type="float" office:value="531.09500000000003" table:style-name="ce29">
            <text:p>531,095</text:p>
          </table:table-cell>
          <table:table-cell office:value-type="float" office:value="720" table:style-name="ce1">
            <text:p>720</text:p>
          </table:table-cell>
          <table:table-cell office:value-type="float" office:value="0.57306067652680026" table:formula="of:=([.L105]-[.D51])/[.L105]" table:style-name="ce32">
            <text:p>0,57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50.285899999999998" table:style-name="ce29">
            <text:p>50,2859</text:p>
          </table:table-cell>
          <table:table-cell office:value-type="float" office:value="493" table:style-name="ce1">
            <text:p>493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49_n150_m45</text:p>
          </table:table-cell>
          <table:table-cell office:value-type="float" office:value="309.267" table:style-name="ce20">
            <text:p>309,267</text:p>
          </table:table-cell>
          <table:table-cell office:value-type="float" office:value="67007" table:style-name="ce20">
            <text:p>67007</text:p>
          </table:table-cell>
          <table:table-cell office:value-type="float" office:value="0.26791539349493154" table:formula="of:=([.G106]-[.D52])/[.G106]" table:style-name="ce33">
            <text:p>0,27</text:p>
          </table:table-cell>
          <table:table-cell table:style-name="ce1"/>
          <table:table-cell office:value-type="string" table:style-name="ce19">
            <text:p>GKD-b_49_n150_m45</text:p>
          </table:table-cell>
          <table:table-cell office:value-type="float" office:value="555.85400000000004" table:style-name="ce29">
            <text:p>555,854</text:p>
          </table:table-cell>
          <table:table-cell office:value-type="float" office:value="539" table:style-name="ce1">
            <text:p>539</text:p>
          </table:table-cell>
          <table:table-cell office:value-type="float" office:value="0.59268151349094733" table:formula="of:=([.L106]-[.D52])/[.L106]" table:style-name="ce32">
            <text:p>0,59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60.245699999999999" table:style-name="ce29">
            <text:p>60,2457</text:p>
          </table:table-cell>
          <table:table-cell office:value-type="float" office:value="434" table:style-name="ce1">
            <text:p>434</text:p>
          </table:table-cell>
          <table:table-cell table:number-columns-repeated="16362"/>
        </table:table-row>
        <table:table-row table:style-name="ro3">
          <table:table-cell table:number-columns-repeated="5"/>
          <table:table-cell office:value-type="string" table:style-name="ce19">
            <text:p>GKD-b_50_n150_m45</text:p>
          </table:table-cell>
          <table:table-cell office:value-type="float" office:value="392.75200000000001" table:style-name="ce20">
            <text:p>392,752</text:p>
          </table:table-cell>
          <table:table-cell office:value-type="float" office:value="58974" table:style-name="ce20">
            <text:p>58974</text:p>
          </table:table-cell>
          <table:table-cell office:value-type="float" office:value="0.36637720495376724" table:formula="of:=([.G107]-[.D53])/[.G107]" table:style-name="ce33">
            <text:p>0,37</text:p>
          </table:table-cell>
          <table:table-cell table:style-name="ce1"/>
          <table:table-cell office:value-type="string" table:style-name="ce19">
            <text:p>GKD-b_50_n150_m45</text:p>
          </table:table-cell>
          <table:table-cell office:value-type="float" office:value="443.375" table:style-name="ce29">
            <text:p>443,375</text:p>
          </table:table-cell>
          <table:table-cell office:value-type="float" office:value="804" table:style-name="ce1">
            <text:p>804</text:p>
          </table:table-cell>
          <table:table-cell office:value-type="float" office:value="0.43872202988441389" table:formula="of:=([.L107]-[.D53])/[.L107]" table:style-name="ce32">
            <text:p>0,44</text:p>
          </table:table-cell>
          <table:table-cell table:number-columns-repeated="2" table:style-name="ce1"/>
          <table:table-cell table:style-name="ce29"/>
          <table:table-cell table:number-columns-repeated="3" table:style-name="ce1"/>
          <table:table-cell office:value-type="float" office:value="65.136200000000002" table:style-name="ce29">
            <text:p>65,1362</text:p>
          </table:table-cell>
          <table:table-cell office:value-type="float" office:value="218" table:style-name="ce1">
            <text:p>218</text:p>
          </table:table-cell>
          <table:table-cell table:number-columns-repeated="16362"/>
        </table:table-row>
        <table:table-row table:style-name="ro6">
          <table:table-cell table:number-columns-repeated="5"/>
          <table:table-cell table:number-columns-repeated="11" table:style-name="ce1"/>
          <table:table-cell table:style-name="ce29"/>
          <table:table-cell table:number-columns-repeated="3" table:style-name="ce1"/>
          <table:table-cell office:value-type="float" office:value="58.681199999999997" table:style-name="ce29">
            <text:p>58,6812</text:p>
          </table:table-cell>
          <table:table-cell office:value-type="float" office:value="580" table:style-name="ce1">
            <text:p>580</text:p>
          </table:table-cell>
          <table:table-cell table:number-columns-repeated="16362"/>
        </table:table-row>
        <table:table-row table:style-name="ro6">
          <table:table-cell table:number-columns-repeated="5"/>
          <table:table-cell table:number-columns-repeated="11" table:style-name="ce1"/>
          <table:table-cell table:style-name="ce29"/>
          <table:table-cell table:number-columns-repeated="3" table:style-name="ce1"/>
          <table:table-cell office:value-type="float" office:value="298.137" table:style-name="ce29">
            <text:p>298,137</text:p>
          </table:table-cell>
          <table:table-cell office:value-type="float" office:value="2545" table:style-name="ce1">
            <text:p>2545</text:p>
          </table:table-cell>
          <table:table-cell table:number-columns-repeated="16362"/>
        </table:table-row>
        <table:table-row table:style-name="ro6">
          <table:table-cell table:number-columns-repeated="5"/>
          <table:table-cell table:number-columns-repeated="11" table:style-name="ce1"/>
          <table:table-cell table:style-name="ce29"/>
          <table:table-cell table:number-columns-repeated="3" table:style-name="ce1"/>
          <table:table-cell office:value-type="float" office:value="533.77" table:style-name="ce29">
            <text:p>533,77</text:p>
          </table:table-cell>
          <table:table-cell office:value-type="float" office:value="8142" table:style-name="ce1">
            <text:p>8142</text:p>
          </table:table-cell>
          <table:table-cell table:number-columns-repeated="16362"/>
        </table:table-row>
        <table:table-row table:style-name="ro6">
          <table:table-cell table:number-columns-repeated="5"/>
          <table:table-cell table:number-columns-repeated="11" table:style-name="ce1"/>
          <table:table-cell table:style-name="ce29"/>
          <table:table-cell table:number-columns-repeated="3" table:style-name="ce1"/>
          <table:table-cell office:value-type="float" office:value="593.47299999999996" table:style-name="ce29">
            <text:p>593,473</text:p>
          </table:table-cell>
          <table:table-cell office:value-type="float" office:value="14231" table:style-name="ce1">
            <text:p>14231</text:p>
          </table:table-cell>
          <table:table-cell table:number-columns-repeated="16362"/>
        </table:table-row>
        <table:table-row table:style-name="ro6">
          <table:table-cell table:number-columns-repeated="5"/>
          <table:table-cell table:number-columns-repeated="11" table:style-name="ce1"/>
          <table:table-cell table:style-name="ce29"/>
          <table:table-cell table:number-columns-repeated="3" table:style-name="ce1"/>
          <table:table-cell office:value-type="float" office:value="233.48599999999999" table:style-name="ce29">
            <text:p>233,486</text:p>
          </table:table-cell>
          <table:table-cell office:value-type="float" office:value="8408" table:style-name="ce1">
            <text:p>8408</text:p>
          </table:table-cell>
          <table:table-cell table:number-columns-repeated="16362"/>
        </table:table-row>
        <table:table-row table:style-name="ro6">
          <table:table-cell table:number-columns-repeated="16"/>
          <table:table-cell table:style-name="ce29"/>
          <table:table-cell table:number-columns-repeated="3" table:style-name="ce1"/>
          <table:table-cell office:value-type="float" office:value="301.06900000000002" table:style-name="ce29">
            <text:p>301,069</text:p>
          </table:table-cell>
          <table:table-cell office:value-type="float" office:value="9519" table:style-name="ce1">
            <text:p>9519</text:p>
          </table:table-cell>
          <table:table-cell table:number-columns-repeated="16362"/>
        </table:table-row>
        <table:table-row table:number-rows-repeated="2" table:style-name="ro6">
          <table:table-cell table:number-columns-repeated="16"/>
          <table:table-cell table:style-name="ce29"/>
          <table:table-cell table:number-columns-repeated="16367" table:style-name="ce1"/>
        </table:table-row>
        <table:table-row table:number-rows-repeated="1048461" table:style-name="ro6">
          <table:table-cell table:number-columns-repeated="16384"/>
        </table:table-row>
      </table:table>
      <table:table table:name="Hoja2" table:style-name="ta2">
        <table:table-column table:style-name="co2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Hoja3" table:style-name="ta2">
        <table:table-column table:style-name="co2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Excel_CondFormat_1_1_1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>
      <style:table-cell-properties fo:background-color="#CC0000"/>
      <style:text-properties fo:color="#FFFFFF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JoseLu </meta:initial-creator>
    <dc:creator>JoseLu .</dc:creator>
    <meta:creation-date>2022-04-09T04:54:32Z</meta:creation-date>
    <dc:date>2022-06-07T11:33:25Z</dc:date>
    <meta:editing-cycles>1</meta:editing-cycles>
    <meta:editing-duration>PT60S</meta:editing-duration>
  </office:meta>
</office:document-meta>
</file>